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8.56mm"/>
    </style:style>
    <style:style style:name="co2" style:family="table-column">
      <style:table-column-properties fo:break-before="auto" style:column-width="46.6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4.04mm"/>
    </style:style>
    <style:style style:name="co5" style:family="table-column">
      <style:table-column-properties fo:break-before="auto" style:column-width="35.7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 table:visibility="filter">
          <table:table-cell office:value-type="string" calcext:value-type="string">
            <text:p>GEFAbout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Url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cmdSaveCon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tobClear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MakeConfig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WriteConfi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btnOK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Make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Print.tob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FileDeliber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ImageConver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WAV2OG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LATEX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Audi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Mix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MediaArr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TIFJPE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CopyR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Decry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NG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R90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FieldsTit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Sqli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Foreign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Chek4SQLscri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Tab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Inde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ViewFiel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Table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View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Tes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MDBtoSQ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esk.FileChoos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Mai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Initi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Termin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Resu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Distr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ArqS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MicroTyp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ComputerNa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GetSystemUs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WGrou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Vgamba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st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UUIDswa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Sta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De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irPar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Ta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RelationProj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Com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okuHtm2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ew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on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Nospac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Load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nge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ExifPag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Timestam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ouseButto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yMa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Inf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HMStoSecon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kConfXm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WhereRu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Emai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Parenthesi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tionChe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Numb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onvert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Split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RUTChile</text:p>
          </table:table-cell>
          <table:table-cell/>
        </table:table-row>
        <table:table-row table:style-name="ro1">
          <table:table-cell table:style-name="ce1" office:value-type="string" calcext:value-type="string">
            <text:p>GEFAbout.Form_Open</text:p>
          </table:table-cell>
          <table:table-cell table:style-name="ce1" office:value-type="string" calcext:value-type="string">
            <text:p>GEFValidator.Capital</text:p>
          </table:table-cell>
        </table:table-row>
        <table:table-row table:style-name="ro1" table:visibility="filter">
          <table:table-cell office:value-type="string" calcext:value-type="string">
            <text:p>GEFWeb.ListHtml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Abou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Config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DevDocu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ArrangeMethod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rvMethods_Selec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earch_Ch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Exi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howData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UpdateGrid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New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Edit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ArrangeButtonFilter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OrderType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rwData_Dbl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New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FTest.btnAddressI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Url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cmdSaveCon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tobClear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MakeConfig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WriteConfi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btnOK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Make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Print.tob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FileDeliber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ImageConver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WAV2OG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LATEX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Audi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Mix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MediaArr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TIFJPE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CopyR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Decry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NG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R90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FieldsTit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Sqli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Foreign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Chek4SQLscri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Tab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Inde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ViewFiel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Table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View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Tes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MDBtoSQ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esk.FileChoos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Mai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Initi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Termin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Resu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Distr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ArqS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MicroTyp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ComputerNa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GetSystemUs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WGrou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Vgamba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st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UUIDswa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Sta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De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irPar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Ta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RelationProj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Com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okuHtm2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ew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on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Nospac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Load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nge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ExifPages</text:p>
          </table:table-cell>
          <table:table-cell/>
        </table:table-row>
        <table:table-row table:style-name="ro1">
          <table:table-cell table:style-name="ce1" office:value-type="string" calcext:value-type="string">
            <text:p>GEFAbout.Url_Click</text:p>
          </table:table-cell>
          <table:table-cell table:style-name="ce1" office:value-type="string" calcext:value-type="string">
            <text:p>GEFUtility.Timestamp</text:p>
          </table:table-cell>
        </table:table-row>
        <table:table-row table:style-name="ro1" table:visibility="filter">
          <table:table-cell office:value-type="string" calcext:value-type="string">
            <text:p>GEFUtility.MouseButto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yMa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Inf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HMStoSecon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kConfXm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WhereRu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Emai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Parenthesi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tionChe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Numb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onvert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Split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RUTChil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ita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Web.ListHtml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Abou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Config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DevDocu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ArrangeMethod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rvMethods_Selec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earch_Ch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Exi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howData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UpdateGrid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New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Edit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ArrangeButtonFilter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OrderType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rwData_Dbl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New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FTest.btnAddressI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Url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cmdSaveCon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tobClear_Click</text:p>
          </table:table-cell>
          <table:table-cell/>
        </table:table-row>
        <table:table-row table:style-name="ro1">
          <table:table-cell table:style-name="ce1" office:value-type="string" calcext:value-type="string">
            <text:p>GEFConfig.Form_Open</text:p>
          </table:table-cell>
          <table:table-cell table:style-name="ce1" office:value-type="string" calcext:value-type="string">
            <text:p>GEFConfig.MakeConfigControls</text:p>
          </table:table-cell>
        </table:table-row>
        <table:table-row table:style-name="ro1" table:visibility="filter">
          <table:table-cell office:value-type="string" calcext:value-type="string">
            <text:p>GEFConfig.WriteConfi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btnOK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Make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Print.tob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FileDeliber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ImageConver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WAV2OG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LATEX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Audi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Mix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MediaArr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TIFJPE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CopyR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Decry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NG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R90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FieldsTit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Sqli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Foreign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Chek4SQLscri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Tab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Inde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ViewFiel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Table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View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Tes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MDBtoSQ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esk.FileChoos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Mai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Initi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Termin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Resu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Distr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ArqS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MicroTyp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ComputerNa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GetSystemUs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WGrou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Vgamba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st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UUIDswa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Sta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De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irPar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Ta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RelationProj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Com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okuHtm2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ew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on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Nospac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Load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nge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ExifPag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Timestam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ouseButto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yMa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Inf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HMStoSecon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kConfXm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WhereRu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Emai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Parenthesi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tionChe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Numb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onvert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Split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RUTChil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ita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Web.ListHtml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Abou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Config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DevDocu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ArrangeMethod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rvMethods_Selec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earch_Ch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Exi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howData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UpdateGrid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New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Edit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ArrangeButtonFilter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OrderType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rwData_Dbl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New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FTest.btnAddressI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Url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cmdSaveCon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tobClear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MakeConfig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WriteConfi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btnOK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Make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Print.tob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FileDeliber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ImageConver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WAV2OG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LATEX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Audi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Mix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MediaArr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TIFJPE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CopyR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Decry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NG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R90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FieldsTit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Sqli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Foreign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Chek4SQLscri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Tab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Inde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ViewFiel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Table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View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Tes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MDBtoSQ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esk.FileChoos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Mai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Initiator</text:p>
          </table:table-cell>
          <table:table-cell/>
        </table:table-row>
        <table:table-row table:style-name="ro1">
          <table:table-cell table:style-name="ce1" office:value-type="string" calcext:value-type="string">
            <text:p>GEFConfig.cmdSaveConf</text:p>
          </table:table-cell>
          <table:table-cell table:style-name="ce1" office:value-type="string" calcext:value-type="string">
            <text:p>GEFStarter.Terminator</text:p>
          </table:table-cell>
        </table:table-row>
        <table:table-row table:style-name="ro1" table:visibility="filter">
          <table:table-cell office:value-type="string" calcext:value-type="string">
            <text:p>GEFSys.Resu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Distr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ArqS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MicroTyp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ComputerNa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GetSystemUs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WGrou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Vgamba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st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UUIDswa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Sta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De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irPar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Ta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RelationProj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Com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okuHtm2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ew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on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Nospac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Load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nge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ExifPag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Timestam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ouseButto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yMa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Inf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HMStoSecon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kConfXm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WhereRu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Emai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Parenthesi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tionChe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Numb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onvert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Split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RUTChil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ita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Web.ListHtml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Abou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Config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DevDocu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ArrangeMethod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rvMethods_Selec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earch_Ch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Exi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howData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UpdateGrid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New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Edit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ArrangeButtonFilter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OrderType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rwData_Dbl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New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FTest.btnAddressI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Url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cmdSaveCon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tobClear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MakeConfig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WriteConfi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btnOK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Make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Print.tob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FileDeliber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ImageConver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WAV2OG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LATEX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Audi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Mix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MediaArr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TIFJPE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CopyR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Decry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NG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R90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FieldsTit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Sqli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Foreign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Chek4SQLscri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Tab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Inde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ViewFiel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Table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View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Tes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MDBtoSQ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esk.FileChoos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Mai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Initi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Termin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Resu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Distr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ArqS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MicroTyp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ComputerNa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GetSystemUs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WGrou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Vgamba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st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UUIDswa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Sta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De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irPar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Ta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RelationProj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Com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okuHtm2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ew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on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Nospac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Load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nge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ExifPag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Timestam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ouseButto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yMa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Inf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HMStoSecon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kConfXm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WhereRu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Emai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Parenthesi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tionChe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Numb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onvert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Split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RUTChil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ita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Web.ListHtml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Abou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Config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DevDocu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ArrangeMethod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rvMethods_Selec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earch_Ch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Exi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howData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UpdateGrid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New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Edit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ArrangeButtonFilter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OrderType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rwData_Dbl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New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FTest.btnAddressI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Url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cmdSaveCon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tobClear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MakeConfig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WriteConfi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btnOK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Make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Print.tob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FileDeliber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ImageConver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WAV2OG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LATEX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Audi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Mix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MediaArr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TIFJPE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CopyR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Decry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NG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R90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FieldsTit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Sqli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Foreign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Chek4SQLscri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Tab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Inde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ViewFiel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Table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View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Tes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MDBtoSQ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esk.FileChoos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Mai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Initi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Termin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Resu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Distr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ArqS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MicroTyp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ComputerNa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GetSystemUs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WGrou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Vgamba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st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UUIDswa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Sta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De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irPar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Ta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RelationProj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Com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okuHtm2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ew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on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Nospac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Load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nge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ExifPag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Timestam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ouseButto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yMa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Inf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HMStoSecon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kConfXm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WhereRu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Emai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Parenthesi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tionChe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Numb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onvert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Split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RUTChil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ita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Web.ListHtml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Abou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Config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DevDocu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ArrangeMethod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rvMethods_Selec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earch_Ch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Exi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howData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UpdateGrid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New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Edit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ArrangeButtonFilter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OrderType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rwData_Dbl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New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FTest.btnAddressI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Url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cmdSaveCon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tobClear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MakeConfig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WriteConfi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btnOK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Make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Print.tob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FileDeliber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ImageConver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WAV2OG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LATEX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Audi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Mix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MediaArr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TIFJPE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CopyR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Decry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NG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R90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FieldsTit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Sqli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Foreign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Chek4SQLscri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Tab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Inde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ViewFiel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Table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View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Tes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MDBtoSQ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esk.FileChoos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Mai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Initi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Termin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Resu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Distr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ArqS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MicroTyp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ComputerNa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GetSystemUs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WGrou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Vgamba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st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UUIDswa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Sta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De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irPar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Ta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RelationProj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Com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okuHtm2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ew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on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Nospac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Load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nge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ExifPag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Timestam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ouseButto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yMa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Inf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HMStoSecon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kConfXm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WhereRu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Emai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Parenthesi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tionChe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Numb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onvert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Split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RUTChil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ita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Web.ListHtml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Abou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Config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DevDocu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ArrangeMethod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rvMethods_Selec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earch_Ch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Exi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howData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UpdateGrid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New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Edit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ArrangeButtonFilter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OrderType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rwData_Dbl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New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FTest.btnAddressI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Url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cmdSaveCon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tobClear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MakeConfig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WriteConfi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btnOK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Make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Print.tob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FileDeliber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ImageConver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WAV2OG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LATEX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Audi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Mix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MediaArr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TIFJPE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CopyR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Decry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NG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R90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FieldsTit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Sqli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Foreign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Chek4SQLscri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Tab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Inde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ViewFiel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Table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View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Tes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MDBtoSQ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esk.FileChoos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Mai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Initi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Termin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Resu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Distr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ArqS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MicroTyp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ComputerNa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GetSystemUs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WGrou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Vgamba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st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UUIDswa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Sta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De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irPar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Ta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RelationProj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Com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okuHtm2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ew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on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Nospac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Load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nge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ExifPag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Timestam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ouseButto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yMa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Inf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HMStoSecon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kConfXm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WhereRu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Emai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Parenthesi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tionChe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Numb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onvert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Split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RUTChil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ita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Web.ListHtml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Abou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Config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DevDocu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ArrangeMethod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rvMethods_Selec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earch_Ch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Exi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howData</text:p>
          </table:table-cell>
          <table:table-cell/>
        </table:table-row>
        <table:table-row table:style-name="ro1">
          <table:table-cell office:value-type="string" calcext:value-type="string">
            <text:p>GEFDataEdit.btnOK_Click</text:p>
          </table:table-cell>
          <table:table-cell office:value-type="string" calcext:value-type="string">
            <text:p>FMain.UpdateGrid</text:p>
          </table:table-cell>
        </table:table-row>
        <table:table-row table:style-name="ro1" table:visibility="filter">
          <table:table-cell office:value-type="string" calcext:value-type="string">
            <text:p>FMain.tobNew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Edit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ArrangeButtonFilter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OrderType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rwData_Dbl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New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FTest.btnAddressI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Url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cmdSaveCon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tobClear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MakeConfig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WriteConfi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btnOK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Make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Print.tob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FileDeliber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ImageConver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WAV2OG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LATEX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Audi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Mix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MediaArr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TIFJPE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CopyR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Decry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NG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R90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FieldsTit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Sqli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Foreign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Chek4SQLscri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Tab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Inde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ViewFiel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Table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View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Tes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MDBtoSQ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esk.FileChoos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Mai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Initi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Termin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Resu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Distr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ArqS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MicroTyp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ComputerNa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GetSystemUs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WGrou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Vgamba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st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UUIDswa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Sta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De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irPar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Ta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RelationProj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Com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okuHtm2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ew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on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Nospac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Load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nge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ExifPag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Timestam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ouseButto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yMa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Inf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HMStoSecon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kConfXm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WhereRu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Emai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Parenthesi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tionChe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Numb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onvert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Split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RUTChil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ita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Web.ListHtml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Abou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Config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DevDocu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ArrangeMethod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rvMethods_Selec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earch_Ch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Exi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howData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UpdateGrid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New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Edit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ArrangeButtonFilter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OrderType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rwData_Dbl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New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FTest.btnAddressI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Url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cmdSaveCon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tobClear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MakeConfig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WriteConfi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btnOK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Make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Print.tob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FileDeliber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ImageConver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WAV2OG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LATEX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Audi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Mix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MediaArr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TIFJPE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CopyR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Decry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NG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R90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FieldsTit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Sqli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Foreign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Chek4SQLscri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Tab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Inde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ViewFiel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Table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View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Tes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MDBtoSQ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esk.FileChoos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Mai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Initi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Termin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Resu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Distr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ArqS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MicroTyp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ComputerNa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GetSystemUs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WGrou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Vgamba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st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UUIDswa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Sta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De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irPar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Ta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RelationProj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Com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okuHtm2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ew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on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Nospac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Load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nge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ExifPag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Timestam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ouseButto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yMa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Inf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HMStoSecon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kConfXm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WhereRu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Emai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Parenthesi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tionChe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Numb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onvert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Split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RUTChil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ita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Web.ListHtml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Abou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Config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DevDocu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ArrangeMethod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rvMethods_Selec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earch_Ch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Exi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howData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UpdateGrid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New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Edit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ArrangeButtonFilter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OrderType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rwData_Dbl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New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FTest.btnAddressI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Url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cmdSaveCon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tobClear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MakeConfig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WriteConfi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btnOK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Make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Print.tob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FileDelibery</text:p>
          </table:table-cell>
          <table:table-cell/>
        </table:table-row>
        <table:table-row table:style-name="ro1">
          <table:table-cell table:style-name="ce1" office:value-type="string" calcext:value-type="string">
            <text:p>GEFBatch.FileDelibery</text:p>
          </table:table-cell>
          <table:table-cell table:style-name="ce1" office:value-type="string" calcext:value-type="string">
            <text:p>GEFBatch.ImageConvert</text:p>
          </table:table-cell>
        </table:table-row>
        <table:table-row table:style-name="ro1" table:visibility="filter">
          <table:table-cell office:value-type="string" calcext:value-type="string">
            <text:p>GEFBatch.WAV2OGG</text:p>
          </table:table-cell>
          <table:table-cell/>
        </table:table-row>
        <table:table-row table:style-name="ro1">
          <table:table-cell table:style-name="ce1" office:value-type="string" calcext:value-type="string">
            <text:p>GEFBatch.FileDelibery</text:p>
          </table:table-cell>
          <table:table-cell table:style-name="ce1" office:value-type="string" calcext:value-type="string">
            <text:p>GEFBatch.LATEXPDF</text:p>
          </table:table-cell>
        </table:table-row>
        <table:table-row table:style-name="ro1">
          <table:table-cell table:style-name="ce1" office:value-type="string" calcext:value-type="string">
            <text:p>GEFBatch.FileDelibery</text:p>
          </table:table-cell>
          <table:table-cell table:style-name="ce1" office:value-type="string" calcext:value-type="string">
            <text:p>GEFBatch.AudioExtractor</text:p>
          </table:table-cell>
        </table:table-row>
        <table:table-row table:style-name="ro1">
          <table:table-cell table:style-name="ce1" office:value-type="string" calcext:value-type="string">
            <text:p>GEFBatch.FileDelibery</text:p>
          </table:table-cell>
          <table:table-cell table:style-name="ce1" office:value-type="string" calcext:value-type="string">
            <text:p>GEFBatch.VideoExtractor</text:p>
          </table:table-cell>
        </table:table-row>
        <table:table-row table:style-name="ro1">
          <table:table-cell table:style-name="ce1" office:value-type="string" calcext:value-type="string">
            <text:p>GEFBatch.FileDelibery</text:p>
          </table:table-cell>
          <table:table-cell table:style-name="ce1" office:value-type="string" calcext:value-type="string">
            <text:p>GEFBatch.VideoMixer</text:p>
          </table:table-cell>
        </table:table-row>
        <table:table-row table:style-name="ro1">
          <table:table-cell table:style-name="ce1" office:value-type="string" calcext:value-type="string">
            <text:p>GEFBatch.FileDelibery</text:p>
          </table:table-cell>
          <table:table-cell table:style-name="ce1" office:value-type="string" calcext:value-type="string">
            <text:p>GEFBatch.MediaArrange</text:p>
          </table:table-cell>
        </table:table-row>
        <table:table-row table:style-name="ro1">
          <table:table-cell table:style-name="ce1" office:value-type="string" calcext:value-type="string">
            <text:p>GEFBatch.FileDelibery</text:p>
          </table:table-cell>
          <table:table-cell table:style-name="ce1" office:value-type="string" calcext:value-type="string">
            <text:p>GEFBatch.TIFJPEG</text:p>
          </table:table-cell>
        </table:table-row>
        <table:table-row table:style-name="ro1">
          <table:table-cell table:style-name="ce1" office:value-type="string" calcext:value-type="string">
            <text:p>GEFBatch.FileDelibery</text:p>
          </table:table-cell>
          <table:table-cell table:style-name="ce1" office:value-type="string" calcext:value-type="string">
            <text:p>GEFBatch.JPEGPDF</text:p>
          </table:table-cell>
        </table:table-row>
        <table:table-row table:style-name="ro1">
          <table:table-cell table:style-name="ce1" office:value-type="string" calcext:value-type="string">
            <text:p>GEFBatch.FileDelibery</text:p>
          </table:table-cell>
          <table:table-cell table:style-name="ce1" office:value-type="string" calcext:value-type="string">
            <text:p>GEFBatch.JPEGCopyRG</text:p>
          </table:table-cell>
        </table:table-row>
        <table:table-row table:style-name="ro1">
          <table:table-cell table:style-name="ce1" office:value-type="string" calcext:value-type="string">
            <text:p>GEFBatch.FileDelibery</text:p>
          </table:table-cell>
          <table:table-cell table:style-name="ce1" office:value-type="string" calcext:value-type="string">
            <text:p>GEFBatch.PDFDecrypt</text:p>
          </table:table-cell>
        </table:table-row>
        <table:table-row table:style-name="ro1">
          <table:table-cell table:style-name="ce1" office:value-type="string" calcext:value-type="string">
            <text:p>GEFBatch.FileDelibery</text:p>
          </table:table-cell>
          <table:table-cell table:style-name="ce1" office:value-type="string" calcext:value-type="string">
            <text:p>GEFBatch.PNGOCRText</text:p>
          </table:table-cell>
        </table:table-row>
        <table:table-row table:style-name="ro1">
          <table:table-cell table:style-name="ce1" office:value-type="string" calcext:value-type="string">
            <text:p>GEFBatch.FileDelibery</text:p>
          </table:table-cell>
          <table:table-cell table:style-name="ce1" office:value-type="string" calcext:value-type="string">
            <text:p>GEFBatch.PDFOCRText</text:p>
          </table:table-cell>
        </table:table-row>
        <table:table-row table:style-name="ro1">
          <table:table-cell table:style-name="ce1" office:value-type="string" calcext:value-type="string">
            <text:p>GEFBatch.FileDelibery</text:p>
          </table:table-cell>
          <table:table-cell table:style-name="ce1" office:value-type="string" calcext:value-type="string">
            <text:p>GEFBatch.PDFR90</text:p>
          </table:table-cell>
        </table:table-row>
        <table:table-row table:style-name="ro1" table:visibility="filter">
          <table:table-cell office:value-type="string" calcext:value-type="string">
            <text:p>GEFData.DB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FieldsTit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Sqli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Foreign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Chek4SQLscri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Tab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Inde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ViewFiel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Table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View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Tes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MDBtoSQ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esk.FileChoos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Mai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Initi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Termin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Resu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Distr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ArqS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MicroTyp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ComputerNa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GetSystemUs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WGrou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Vgamba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st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UUIDswa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Sta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De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irPar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Ta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RelationProj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Com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okuHtm2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ew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on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Nospac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Load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nge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ExifPag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Timestam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ouseButto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yMa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Inf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HMStoSecon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kConfXm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WhereRu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Emai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Parenthesi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tionChe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Numb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onvert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Split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RUTChil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ita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Web.ListHtml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Abou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Config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DevDocu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ArrangeMethod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rvMethods_Selec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earch_Ch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Exi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howData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UpdateGrid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New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Edit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ArrangeButtonFilter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OrderType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rwData_Dbl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New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FTest.btnAddressI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Url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cmdSaveCon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tobClear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MakeConfig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WriteConfi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btnOK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Make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Print.tob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FileDeliber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ImageConver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WAV2OG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LATEX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Audi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Mix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MediaArr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TIFJPE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CopyR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Decry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NG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R90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FieldsTit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Sqli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Foreign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Chek4SQLscri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Tab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Inde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ViewFiel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Table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View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Tes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MDBtoSQ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esk.FileChoos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Mai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Initi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Termin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Resu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Distr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ArqS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MicroTyp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ComputerNa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GetSystemUs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WGrou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Vgamba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st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UUIDswa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Sta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De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irPar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Ta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RelationProj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Com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okuHtm2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ew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on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Nospac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Load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nge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ExifPag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Timestam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ouseButto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yMa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Inf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HMStoSecon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kConfXm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WhereRu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Emai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Parenthesi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tionChe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Numb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onvert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Split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RUTChil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ita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Web.ListHtml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Abou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Config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DevDocu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ArrangeMethod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rvMethods_Selec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earch_Ch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Exi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howData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UpdateGrid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New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Edit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ArrangeButtonFilter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OrderType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rwData_Dbl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New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FTest.btnAddressI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Url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cmdSaveCon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tobClear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MakeConfig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WriteConfi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btnOK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Make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Print.tob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FileDeliber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ImageConver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WAV2OG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LATEX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Audi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Mix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MediaArr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TIFJPE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CopyR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Decry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NG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R90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FieldsTit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Sqli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Foreign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Chek4SQLscri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Tab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Inde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ViewFiel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Table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View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Tes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MDBtoSQ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esk.FileChoos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Mai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Initi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Termin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Resu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Distr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ArqS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MicroTyp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ComputerNa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GetSystemUs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WGrou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Vgamba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st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UUIDswa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Sta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De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irPar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Ta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RelationProj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Com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okuHtm2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ew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on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Nospac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Load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nge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ExifPag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Timestam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ouseButto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yMa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Inf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HMStoSecon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kConfXm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WhereRu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Emai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Parenthesi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tionChe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Numb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onvert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Split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RUTChil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ita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Web.ListHtml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Abou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Config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DevDocu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ArrangeMethod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rvMethods_Selec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earch_Ch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Exi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howData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UpdateGrid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New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Edit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ArrangeButtonFilter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OrderType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rwData_Dbl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New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FTest.btnAddressI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Url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cmdSaveCon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tobClear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MakeConfig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WriteConfi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btnOK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Make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Print.tob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FileDeliber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ImageConver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WAV2OG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LATEX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Audi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Mix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MediaArr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TIFJPE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CopyR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Decry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NG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R90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FieldsTit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Sqli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Foreign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Chek4SQLscri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Tab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Inde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ViewFiel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Table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View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Tes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MDBtoSQ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esk.FileChoos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Mai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Initi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Termin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Resu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Distr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ArqS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MicroTyp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ComputerNa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GetSystemUs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WGrou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Vgamba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st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UUIDswa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Sta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De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irPar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Ta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RelationProj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Com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okuHtm2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ew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on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Nospac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Load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nge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ExifPag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Timestam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ouseButto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yMa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Inf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HMStoSecon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kConfXm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WhereRu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Emai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Parenthesi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tionChe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Numb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onvert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Split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RUTChil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ita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Web.ListHtml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Abou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Config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DevDocu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ArrangeMethod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rvMethods_Selec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earch_Ch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Exi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howData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UpdateGrid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New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Edit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ArrangeButtonFilter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OrderType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rwData_Dbl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New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FTest.btnAddressI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Url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cmdSaveCon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tobClear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MakeConfig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WriteConfi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btnOK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Make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Print.tob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FileDeliber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ImageConver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WAV2OG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LATEX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Audi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Mix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MediaArr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TIFJPE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CopyR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Decry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NG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R90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FieldsTit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Sqli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Foreign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Chek4SQLscri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Tab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Inde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ViewFiel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Table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View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Tes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MDBtoSQ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esk.FileChoos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Mai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Initi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Termin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Resu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Distr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ArqS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MicroTyp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ComputerNa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GetSystemUs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WGrou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Vgamba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st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UUIDswa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Sta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De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irPar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Ta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RelationProj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Com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okuHtm2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ew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on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Nospac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Load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nge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ExifPag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Timestam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ouseButto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yMa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Inf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HMStoSecon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kConfXm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WhereRu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Emai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Parenthesi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tionChe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Numb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onvert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Split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RUTChil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ita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Web.ListHtml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Abou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Config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DevDocu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ArrangeMethod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rvMethods_Selec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earch_Ch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Exi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howData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UpdateGrid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New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Edit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ArrangeButtonFilter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OrderType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rwData_Dbl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New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FTest.btnAddressI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Url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cmdSaveCon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tobClear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MakeConfig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WriteConfi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btnOK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Make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Print.tob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FileDeliber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ImageConver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WAV2OG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LATEX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Audi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Mix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MediaArr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TIFJPE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CopyR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Decry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NG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R90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FieldsTit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Sqli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Foreign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Chek4SQLscri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Tab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Inde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ViewFiel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Table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View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Tes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MDBtoSQ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esk.FileChoos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Mai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Initi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Termin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Resu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Distr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ArqS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MicroTyp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ComputerNa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GetSystemUs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WGrou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Vgamba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st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UUIDswa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Sta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De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irPar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Ta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RelationProj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Com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okuHtm2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ew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on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Nospac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Load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nge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ExifPag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Timestam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ouseButto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yMa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Inf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HMStoSecon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kConfXm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WhereRu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Emai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Parenthesi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tionChe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Numb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onvert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Split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RUTChil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ita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Web.ListHtml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Abou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Config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DevDocu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ArrangeMethod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rvMethods_Selec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earch_Ch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Exi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howData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UpdateGrid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New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Edit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ArrangeButtonFilter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OrderType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rwData_Dbl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New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FTest.btnAddressI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Url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cmdSaveCon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tobClear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MakeConfig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WriteConfi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btnOK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Make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Print.tob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FileDeliber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ImageConver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WAV2OG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LATEX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Audi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Mix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MediaArr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TIFJPE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CopyR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Decry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NG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R90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FieldsTit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Sqli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Foreign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Chek4SQLscri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Tab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Inde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ViewFiel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Table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View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Tes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MDBtoSQ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esk.FileChoos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Mai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Initi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Termin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Resu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Distr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ArqS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MicroTyp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ComputerNa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GetSystemUs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WGrou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Vgamba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st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UUIDswa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Sta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De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irPar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Ta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RelationProj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Com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okuHtm2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ew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on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Nospac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Load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nge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ExifPag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Timestam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ouseButto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yMa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Inf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HMStoSecon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kConfXm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WhereRu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Emai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Parenthesi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tionChe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Numb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onvert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Split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RUTChil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ita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Web.ListHtml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Abou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Config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DevDocu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ArrangeMethod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rvMethods_Selec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earch_Ch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Exi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howData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UpdateGrid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New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Edit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ArrangeButtonFilter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OrderType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rwData_Dbl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New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FTest.btnAddressI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Url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cmdSaveCon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tobClear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MakeConfig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WriteConfi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btnOK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Make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Print.tob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FileDeliber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ImageConver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WAV2OG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LATEX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Audi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Mix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MediaArr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TIFJPE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CopyR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Decry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NG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R90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FieldsTit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Sqli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Foreign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Chek4SQLscri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Tab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Inde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ViewFiel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Table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View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Tes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MDBtoSQ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esk.FileChoos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Mai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Initi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Termin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Resu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Distr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ArqS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MicroTyp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ComputerNa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GetSystemUs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WGrou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Vgamba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st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UUIDswa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Sta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De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irPar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Ta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RelationProj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Com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okuHtm2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ew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on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Nospac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Load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nge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ExifPag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Timestam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ouseButto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yMa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Inf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HMStoSecon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kConfXm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WhereRu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Emai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Parenthesi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tionCheck</text:p>
          </table:table-cell>
          <table:table-cell/>
        </table:table-row>
        <table:table-row table:style-name="ro1">
          <table:table-cell table:style-name="ce1" office:value-type="string" calcext:value-type="string">
            <text:p>GEFBatch.MediaArrange</text:p>
          </table:table-cell>
          <table:table-cell table:style-name="ce1" office:value-type="string" calcext:value-type="string">
            <text:p>GEFValidator.OnlyNumbers</text:p>
          </table:table-cell>
        </table:table-row>
        <table:table-row table:style-name="ro1" table:visibility="filter">
          <table:table-cell office:value-type="string" calcext:value-type="string">
            <text:p>GEFValidator.Only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onvert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Split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RUTChil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ita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Web.ListHtml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Abou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Config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DevDocu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ArrangeMethod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rvMethods_Selec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earch_Ch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Exi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howData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UpdateGrid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New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Edit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ArrangeButtonFilter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OrderType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rwData_Dbl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New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FTest.btnAddressI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Url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cmdSaveCon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tobClear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MakeConfig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WriteConfi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btnOK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Make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Print.tob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FileDeliber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ImageConver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WAV2OG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LATEX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Audi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Mix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MediaArr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TIFJPE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CopyR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Decry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NG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R90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FieldsTit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Sqli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Foreign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Chek4SQLscri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Tab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Inde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ViewFiel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Table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View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Tes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MDBtoSQ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esk.FileChoos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Mai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Initi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Termin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Resu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Distr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ArqS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MicroTyp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ComputerNa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GetSystemUs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WGrou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Vgamba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st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UUIDswa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Sta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De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irPar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Ta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RelationProj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Com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okuHtm2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ew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on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Nospac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Load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nge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ExifPag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Timestam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ouseButto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yMa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Inf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HMStoSecon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kConfXm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WhereRu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Emai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Parenthesi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tionChe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Numb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onvert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Split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RUTChil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ita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Web.ListHtml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Abou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Config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DevDocu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ArrangeMethod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rvMethods_Selec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earch_Ch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Exi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howData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UpdateGrid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New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Edit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ArrangeButtonFilter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OrderType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rwData_Dbl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New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FTest.btnAddressI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Url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cmdSaveCon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tobClear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MakeConfig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WriteConfi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btnOK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Make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Print.tob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FileDeliber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ImageConver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WAV2OG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LATEX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Audi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Mix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MediaArr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TIFJPE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CopyR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Decry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NG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R90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FieldsTit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Sqli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Foreign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Chek4SQLscri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Tab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Inde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ViewFiel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Table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View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Tes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MDBtoSQ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esk.FileChoos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Mai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Initi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Termin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Resu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Distr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ArqS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MicroTyp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ComputerNa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GetSystemUs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WGrou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Vgamba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st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UUIDswa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Sta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De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irPar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Ta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RelationProj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Com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okuHtm2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ew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on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Nospac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Load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nge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ExifPag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Timestam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ouseButto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yMa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Inf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HMStoSecon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kConfXm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WhereRu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Emai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Parenthesi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tionChe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Numb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onvert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Split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RUTChil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ita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Web.ListHtml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Abou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Config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DevDocu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ArrangeMethod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rvMethods_Selec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earch_Ch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Exi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howData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UpdateGrid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New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Edit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ArrangeButtonFilter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OrderType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rwData_Dbl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New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FTest.btnAddressI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Url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cmdSaveCon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tobClear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MakeConfig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WriteConfi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btnOK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Make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Print.tob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FileDeliber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ImageConver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WAV2OG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LATEX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Audi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Mix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MediaArr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TIFJPE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CopyR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Decry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NG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R90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FieldsTit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Sqli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Foreign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Chek4SQLscri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Tab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Inde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ViewFiel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Table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View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Tes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MDBtoSQ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esk.FileChoos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Mai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Initi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Termin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Resu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Distr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ArqS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MicroTyp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ComputerNa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GetSystemUs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WGrou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Vgamba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st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UUIDswa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Sta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De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irPar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Ta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RelationProj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Com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okuHtm2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ew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on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Nospac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Load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nge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ExifPag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Timestam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ouseButto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yMa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Inf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HMStoSecon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kConfXm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WhereRu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Emai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Parenthesi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tionChe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Numb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onvert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Split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RUTChil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ita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Web.ListHtml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Abou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Config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DevDocu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ArrangeMethod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rvMethods_Selec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earch_Ch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Exi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howData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UpdateGrid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New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Edit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ArrangeButtonFilter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OrderType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rwData_Dbl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New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FTest.btnAddressI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Url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cmdSaveCon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tobClear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MakeConfig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WriteConfi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btnOK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Make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Print.tob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FileDeliber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ImageConver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WAV2OG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LATEX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Audi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Mix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MediaArr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TIFJPE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CopyR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Decry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NG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R90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FieldsTit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Sqli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Foreign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Chek4SQLscri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Tab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Inde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ViewFiel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Table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View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Tes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MDBtoSQ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esk.FileChoos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Mai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Initi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Termin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Resu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Distr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ArqS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MicroTyp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ComputerNa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GetSystemUs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WGrou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Vgamba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st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UUIDswa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Sta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De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irPar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Ta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RelationProj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Com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okuHtm2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ew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on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Nospac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Load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nge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ExifPag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Timestam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ouseButto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yMa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Inf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HMStoSecon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kConfXm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WhereRu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Emai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Parenthesi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tionChe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Numb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onvert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Split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RUTChil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ita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Web.ListHtml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Abou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Config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DevDocu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ArrangeMethod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rvMethods_Selec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earch_Ch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Exi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howData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UpdateGrid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New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Edit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ArrangeButtonFilter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OrderType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rwData_Dbl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New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FTest.btnAddressI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Url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cmdSaveCon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tobClear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MakeConfig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WriteConfi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btnOK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Make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Print.tob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FileDeliber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ImageConver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WAV2OG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LATEX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Audi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Mix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MediaArr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TIFJPE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CopyR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Decry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NG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R90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FieldsTit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Sqli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Foreign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Chek4SQLscri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Tab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Inde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ViewFiel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Table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View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Tes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MDBtoSQ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esk.FileChoos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Mai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Initi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Termin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Resu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Distr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ArqS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MicroTyp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ComputerNa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GetSystemUs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WGrou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Vgamba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st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UUIDswa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Sta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De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irPar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Ta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RelationProj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Com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okuHtm2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ew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on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Nospac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Load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nge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ExifPag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Timestam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ouseButto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yMa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Inf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HMStoSecon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kConfXm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WhereRu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Emai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Parenthesi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tionChe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Numb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onvert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Split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RUTChil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ita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Web.ListHtml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Abou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Config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DevDocu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ArrangeMethod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rvMethods_Selec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earch_Ch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Exi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howData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UpdateGrid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New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Edit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ArrangeButtonFilter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OrderType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rwData_Dbl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New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FTest.btnAddressI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Url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cmdSaveCon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tobClear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MakeConfig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WriteConfi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btnOK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Make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Print.tob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FileDeliber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ImageConver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WAV2OG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LATEX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Audi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Mix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MediaArr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TIFJPE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CopyR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Decrypt</text:p>
          </table:table-cell>
          <table:table-cell/>
        </table:table-row>
        <table:table-row table:style-name="ro1">
          <table:table-cell office:value-type="string" calcext:value-type="string">
            <text:p>GEFBatch.PDFOCRText</text:p>
          </table:table-cell>
          <table:table-cell office:value-type="string" calcext:value-type="string">
            <text:p>GEFBatch.PNGOCRText</text:p>
          </table:table-cell>
        </table:table-row>
        <table:table-row table:style-name="ro1" table:visibility="filter">
          <table:table-cell office:value-type="string" calcext:value-type="string">
            <text:p>GEFBatch.PDF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R90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FieldsTit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Sqli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Foreign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Chek4SQLscri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Tab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Inde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ViewFiel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Table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View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Tes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MDBtoSQ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esk.FileChoos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Mai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Initi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Termin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Resu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Distr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ArqS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MicroTyp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ComputerNa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GetSystemUs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WGrou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Vgamba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st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UUIDswa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Sta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De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irPar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Ta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RelationProj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Com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okuHtm2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ew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on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Nospac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Load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nge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ExifPag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Timestam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ouseButto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yMa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Inf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HMStoSecon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kConfXm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WhereRu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Emai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Parenthesi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tionChe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Numb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onvert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Split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RUTChil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ita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Web.ListHtml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Abou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Config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DevDocu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ArrangeMethod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rvMethods_Selec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earch_Ch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Exi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howData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UpdateGrid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New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Edit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ArrangeButtonFilter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OrderType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rwData_Dbl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New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FTest.btnAddressI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Url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cmdSaveCon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tobClear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MakeConfig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WriteConfi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btnOK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Make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Print.tob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FileDeliber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ImageConver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WAV2OG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LATEX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Audi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Mix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MediaArr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TIFJPE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CopyR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Decry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NG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R90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FieldsTit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Sqli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Foreign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Chek4SQLscri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Tab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Inde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ViewFiel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Table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View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Tes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MDBtoSQ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esk.FileChoos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Mai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Initi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Termin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Resu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Distr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ArqS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MicroTyp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ComputerNa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GetSystemUs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WGrou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Vgamba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st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UUIDswa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Sta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De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irPar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Ta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RelationProj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Com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okuHtm2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ew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on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Nospac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Load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nge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ExifPag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Timestam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ouseButto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yMa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Inf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HMStoSecon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kConfXm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WhereRu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Emai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Parenthesi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tionChe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Numb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onvert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Split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RUTChil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ita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Web.ListHtml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Abou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Config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DevDocu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ArrangeMethod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rvMethods_Selec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earch_Ch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Exi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howData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UpdateGrid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New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Edit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ArrangeButtonFilter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OrderType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rwData_Dbl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New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FTest.btnAddressI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Url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cmdSaveCon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tobClear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MakeConfig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WriteConfi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btnOK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Make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Print.tob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FileDeliber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ImageConver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WAV2OG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LATEX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Audi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Mix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MediaArr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TIFJPE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CopyR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Decry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NG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R90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FieldsTit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Sqli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Foreign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Chek4SQLscri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Tab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Inde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ViewFiel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Table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View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Tes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MDBtoSQ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esk.FileChoos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Mai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Initi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Termin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Resu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Distr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ArqS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MicroTyp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ComputerNa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GetSystemUs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WGrou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Vgamba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st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UUIDswa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Sta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De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irPar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Ta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RelationProj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Com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okuHtm2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ew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on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Nospac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Load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nge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ExifPag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Timestam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ouseButto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yMa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Inf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HMStoSecon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kConfXm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WhereRu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Emai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Parenthesi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tionChe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Numb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onvert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Split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RUTChil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ita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Web.ListHtml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Abou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Config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DevDocu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ArrangeMethod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rvMethods_Selec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earch_Ch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Exi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howData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UpdateGrid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New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Edit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ArrangeButtonFilter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OrderType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rwData_Dbl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New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FTest.btnAddressI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Url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cmdSaveCon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tobClear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MakeConfig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WriteConfi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btnOK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Make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Print.tob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FileDeliber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ImageConver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WAV2OG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LATEX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Audi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Mix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MediaArr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TIFJPE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CopyR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Decry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NG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R90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FieldsTit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Sqli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Foreign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Chek4SQLscri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Tab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Inde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ViewFiel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Table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View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Tes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MDBtoSQ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esk.FileChoos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Mai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Initi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Termin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Resu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Distr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ArqS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MicroTyp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ComputerNa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GetSystemUs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WGrou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Vgamba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st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UUIDswa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Sta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De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irPar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Ta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RelationProj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Com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okuHtm2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ew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on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Nospac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Load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nge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ExifPag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Timestam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ouseButto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yMa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Inf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HMStoSecon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kConfXm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WhereRu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Emai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Parenthesi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tionChe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Numb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onvert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Split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RUTChil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ita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Web.ListHtml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Abou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Config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DevDocu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ArrangeMethod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rvMethods_Selec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earch_Ch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Exi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howData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UpdateGrid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New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Edit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ArrangeButtonFilter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OrderType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rwData_Dbl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New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FTest.btnAddressI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Url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cmdSaveCon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tobClear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MakeConfig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WriteConfi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btnOK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Make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Print.tob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FileDeliber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ImageConver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WAV2OG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LATEX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Audi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Mix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MediaArr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TIFJPE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CopyR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Decry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NG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R90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FieldsTit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Sqli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Foreign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Chek4SQLscri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Tab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Inde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ViewFiel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Table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View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Tes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MDBtoSQ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esk.FileChoos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Mai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Initi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Termin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Resu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Distr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ArqS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MicroTyp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ComputerNa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GetSystemUs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WGrou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Vgamba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st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UUIDswa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Sta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De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irPar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Ta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RelationProj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Com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okuHtm2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ew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on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Nospac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Load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nge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ExifPages</text:p>
          </table:table-cell>
          <table:table-cell/>
        </table:table-row>
        <table:table-row table:style-name="ro1">
          <table:table-cell office:value-type="string" calcext:value-type="string">
            <text:p>GEFData.DBSqlite</text:p>
          </table:table-cell>
          <table:table-cell office:value-type="string" calcext:value-type="string">
            <text:p>GEFUtility.Timestamp</text:p>
          </table:table-cell>
        </table:table-row>
        <table:table-row table:style-name="ro1" table:visibility="filter">
          <table:table-cell office:value-type="string" calcext:value-type="string">
            <text:p>GEFUtility.MouseButto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yMa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Inf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HMStoSecon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kConfXm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WhereRu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Emai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Parenthesi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tionChe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Numb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onvert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Split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RUTChil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ita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Web.ListHtml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Abou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Config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DevDocu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ArrangeMethod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rvMethods_Selec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earch_Ch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Exi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howData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UpdateGrid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New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Edit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ArrangeButtonFilter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OrderType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rwData_Dbl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New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FTest.btnAddressI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Url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cmdSaveCon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tobClear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MakeConfig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WriteConfi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btnOK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Make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Print.tob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FileDeliber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ImageConver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WAV2OG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LATEX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Audi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Mix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MediaArr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TIFJPE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CopyR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Decry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NG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R90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FieldsTit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Sqli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Foreign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Chek4SQLscri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Tab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Inde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ViewFiel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Table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View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Tes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MDBtoSQ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esk.FileChoos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Mai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Initi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Termin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Resu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Distr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ArqS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MicroTyp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ComputerNa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GetSystemUs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WGrou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Vgamba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st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UUIDswa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Sta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De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irPar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Ta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RelationProj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Com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okuHtm2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ew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on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Nospac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Load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nge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ExifPag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Timestam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ouseButto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yMa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Inf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HMStoSecon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kConfXm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WhereRu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Emai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Parenthesi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tionChe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Numb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onvert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Split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RUTChil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ita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Web.ListHtml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Abou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Config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DevDocu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ArrangeMethod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rvMethods_Selec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earch_Ch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Exi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howData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UpdateGrid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New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Edit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ArrangeButtonFilter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OrderType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rwData_Dbl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New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FTest.btnAddressI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Url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cmdSaveCon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tobClear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MakeConfig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WriteConfi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btnOK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Make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Print.tob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FileDeliber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ImageConver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WAV2OG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LATEX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Audi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Mix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MediaArr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TIFJPE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CopyR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Decry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NG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R90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FieldsTit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Sqli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Foreign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Chek4SQLscri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Tab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Inde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ViewFiel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Table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View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Tes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MDBtoSQ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esk.FileChoos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Mai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Initi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Termin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Resu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Distr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ArqS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MicroTyp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ComputerNa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GetSystemUs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WGrou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Vgamba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st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UUIDswa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Sta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De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irPar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Ta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RelationProj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Com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okuHtm2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ew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on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Nospac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Load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nge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ExifPag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Timestam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ouseButto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yMa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Inf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HMStoSecon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kConfXm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WhereRu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Emai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Parenthesi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tionChe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Numb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onvert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Split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RUTChil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ita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Web.ListHtml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Abou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Config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DevDocu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ArrangeMethod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rvMethods_Selec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earch_Ch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Exi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howData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UpdateGrid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New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Edit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ArrangeButtonFilter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OrderType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rwData_Dbl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New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FTest.btnAddressI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Url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cmdSaveCon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tobClear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MakeConfig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WriteConfi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btnOK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Make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Print.tob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FileDeliber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ImageConver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WAV2OG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LATEX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Audi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Mix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MediaArr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TIFJPE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CopyR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Decry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NG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R90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FieldsTit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Sqli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Foreign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Chek4SQLscri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Tab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Inde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ViewFiel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Table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View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Tes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MDBtoSQ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esk.FileChoos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Mai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Initi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Termin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Resu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Distr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ArqS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MicroTyp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ComputerNa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GetSystemUs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WGrou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Vgamba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st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UUIDswa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Sta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De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irPar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Ta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RelationProj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Com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okuHtm2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ew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on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Nospac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Load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nge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ExifPag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Timestam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ouseButto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yMa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Inf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HMStoSecon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kConfXm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WhereRu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Emai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Parenthesi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tionChe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Numb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onvert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Split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RUTChil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ita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Web.ListHtml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Abou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Config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DevDocu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ArrangeMethod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rvMethods_Selec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earch_Ch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Exi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howData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UpdateGrid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New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Edit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ArrangeButtonFilter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OrderType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rwData_Dbl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New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FTest.btnAddressI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Url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cmdSaveCon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tobClear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MakeConfig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WriteConfi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btnOK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Make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Print.tob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FileDeliber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ImageConver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WAV2OG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LATEX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Audi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Mix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MediaArr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TIFJPE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CopyR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Decry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NG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R90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FieldsTit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Sqli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Foreign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Chek4SQLscri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Tab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Inde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ViewFiel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Table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View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Tes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MDBtoSQ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esk.FileChoos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Mai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Initi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Termin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Resu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Distr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ArqS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MicroTyp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ComputerNa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GetSystemUs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WGrou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Vgamba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st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UUIDswa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Sta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De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irPar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Ta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RelationProj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Com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okuHtm2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ew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on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Nospac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Load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nge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ExifPag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Timestam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ouseButto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yMa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Inf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HMStoSecon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kConfXm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WhereRu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Emai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Parenthesi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tionChe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Numb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onvert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Split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RUTChil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ita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Web.ListHtml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Abou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Config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DevDocu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ArrangeMethod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rvMethods_Selec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earch_Ch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Exi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howData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UpdateGrid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New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Edit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ArrangeButtonFilter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OrderType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rwData_Dbl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New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FTest.btnAddressI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Url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cmdSaveCon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tobClear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MakeConfig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WriteConfi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btnOK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Make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Print.tob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FileDeliber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ImageConver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WAV2OG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LATEX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Audi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Mix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MediaArr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TIFJPE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CopyR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Decry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NG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R90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FieldsTit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Sqli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Foreign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Chek4SQLscri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Tab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Inde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ViewFiel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Table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View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Tes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MDBtoSQ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esk.FileChoos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Mai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Initi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Termin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Resu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Distr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ArqS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MicroTyp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ComputerNa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GetSystemUs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WGrou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Vgamba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st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UUIDswa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Sta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De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irPar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Ta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RelationProj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Com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okuHtm2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ew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on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Nospac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Load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nge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ExifPag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Timestam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ouseButto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yMa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Inf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HMStoSecon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kConfXm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WhereRu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Emai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Parenthesi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tionChe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Numb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onvert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Split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RUTChil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ita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Web.ListHtml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Abou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Config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DevDocu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ArrangeMethod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rvMethods_Selec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earch_Ch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Exi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howData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UpdateGrid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New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Edit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ArrangeButtonFilter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OrderType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rwData_Dbl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New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FTest.btnAddressI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Url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cmdSaveCon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tobClear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MakeConfig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WriteConfi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btnOK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Make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Print.tob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FileDeliber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ImageConver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WAV2OG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LATEX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Audi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Mix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MediaArr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TIFJPE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CopyR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Decry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NG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R90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FieldsTit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Sqli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Foreign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Chek4SQLscri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Tab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Inde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ViewFiel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Table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View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Tes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MDBtoSQ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esk.FileChoos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Mai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Initi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Termin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Resu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Distr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ArqS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MicroTyp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ComputerNa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GetSystemUs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WGrou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Vgamba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st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UUIDswa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Sta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De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irPar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Ta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RelationProj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Com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okuHtm2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ew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on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Nospac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Load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nge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ExifPag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Timestam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ouseButto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yMa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Inf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HMStoSecon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kConfXm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WhereRu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Emai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Parenthesi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tionChe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Numb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onvert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Split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RUTChil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ita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Web.ListHtml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Abou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Config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DevDocu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ArrangeMethod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rvMethods_Selec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earch_Ch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Exi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howData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UpdateGrid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New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Edit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ArrangeButtonFilter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OrderType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rwData_Dbl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New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FTest.btnAddressI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Url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cmdSaveCon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tobClear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MakeConfig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WriteConfi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btnOK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Make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Print.tob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FileDeliber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ImageConver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WAV2OG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LATEX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Audi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Mix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MediaArr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TIFJPE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CopyR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Decry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NG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R90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FieldsTit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Sqli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Foreign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Chek4SQLscri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Tab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Inde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ViewFiel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Table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View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Tes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MDBtoSQ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esk.FileChoos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Mai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Initi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Termin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Resu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Distr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ArqS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MicroTyp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ComputerNa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GetSystemUs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WGrou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Vgamba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st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UUIDswa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Sta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De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irPar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Ta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RelationProj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Com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okuHtm2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ew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on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Nospac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Load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nge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ExifPag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Timestam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ouseButto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yMa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Inf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HMStoSecon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kConfXm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WhereRu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Emai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Parenthesi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tionChe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Numb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onvert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Split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RUTChil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ita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Web.ListHtml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Abou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Config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DevDocu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ArrangeMethod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rvMethods_Selec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earch_Ch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Exi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howData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UpdateGrid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New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Edit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ArrangeButtonFilter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OrderType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rwData_Dbl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New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FTest.btnAddressI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Url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cmdSaveCon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tobClear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MakeConfig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WriteConfi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btnOK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Make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Print.tob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FileDeliber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ImageConver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WAV2OG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LATEX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Audi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Mix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MediaArr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TIFJPE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CopyR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Decry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NG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R90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FieldsTit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Sqli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Foreign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Chek4SQLscri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Tab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Inde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ViewFiel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Table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View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Tes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MDBtoSQ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esk.FileChoos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Mai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Initi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Termin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Resu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Distr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ArqS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MicroTyp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ComputerNa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GetSystemUs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WGrou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Vgamba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st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UUIDswa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Sta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De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irPar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Ta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RelationProj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Com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okuHtm2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ew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on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Nospac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Load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nge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ExifPag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Timestam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ouseButto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yMa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Inf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HMStoSecon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kConfXm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WhereRu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Emai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Parenthesi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tionChe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Numb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onvert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Split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RUTChil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ita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Web.ListHtml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Abou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Config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DevDocu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ArrangeMethod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rvMethods_Selec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earch_Ch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Exi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howData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UpdateGrid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New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Edit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ArrangeButtonFilter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OrderType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rwData_Dbl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New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FTest.btnAddressI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Url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cmdSaveCon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tobClear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MakeConfig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WriteConfi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btnOK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Make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Print.tob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FileDeliber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ImageConver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WAV2OG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LATEX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Audi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Mix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MediaArr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TIFJPE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CopyR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Decry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NG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R90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FieldsTit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Sqli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Foreign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Chek4SQLscri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Tab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Inde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ViewFiel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Table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View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Tes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MDBtoSQ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esk.FileChoos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Mai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Initi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Termin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Resu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Distr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ArqS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MicroTyp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ComputerNa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GetSystemUs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WGrou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Vgamba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st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UUIDswa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Sta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De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irPar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Ta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RelationProj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Com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okuHtm2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ew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on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Nospac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Load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nge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ExifPag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Timestam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ouseButto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yMa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Inf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HMStoSecon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kConfXm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WhereRu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Emai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Parenthesi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tionChe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Numb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onvert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Split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RUTChil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ita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Web.ListHtml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Abou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Config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DevDocu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ArrangeMethod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rvMethods_Selec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earch_Ch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Exi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howData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UpdateGrid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New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Edit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ArrangeButtonFilter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OrderType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rwData_Dbl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New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FTest.btnAddressI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Url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cmdSaveCon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tobClear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MakeConfig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WriteConfi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btnOK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Make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Print.tob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FileDeliber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ImageConver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WAV2OG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LATEX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Audi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Mix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MediaArr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TIFJPE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CopyR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Decry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NG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R90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FieldsTit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Sqli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Foreign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Chek4SQLscri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Tab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Inde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ViewFiel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Table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View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Tes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MDBtoSQ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esk.FileChoos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Mai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Initi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Termin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Resu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Distr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ArqS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MicroTyp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ComputerNa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GetSystemUs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WGrou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Vgamba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st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UUIDswa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Sta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De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irPar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Ta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RelationProj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Com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okuHtm2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ew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on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Nospac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Load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nge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ExifPag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Timestam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ouseButto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yMa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Inf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HMStoSecon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kConfXm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WhereRu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Emai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Parenthesi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tionChe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Numb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onvert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Split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RUTChil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ita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Web.ListHtml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Abou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Config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DevDocu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ArrangeMethod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rvMethods_Selec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earch_Ch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Exi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howData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UpdateGrid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New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Edit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ArrangeButtonFilter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OrderType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rwData_Dbl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New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FTest.btnAddressI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Url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cmdSaveCon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tobClear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MakeConfig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WriteConfi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btnOK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Make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Print.tob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FileDeliber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ImageConver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WAV2OG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LATEX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Audi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Mix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MediaArr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TIFJPE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CopyR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Decry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NG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R90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FieldsTit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Sqli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Foreign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Chek4SQLscri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Tab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Inde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ViewFiel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Table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View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Tes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MDBtoSQ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esk.FileChoos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Mai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Initi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Termin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Resu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Distr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ArqS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MicroTyp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ComputerNa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GetSystemUs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WGrou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Vgamba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st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UUIDswa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Sta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De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irPar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Ta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RelationProj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Com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okuHtm2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ew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on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Nospac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Load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nge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ExifPag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Timestam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ouseButto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yMa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Inf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HMStoSecon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kConfXm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WhereRu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Emai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Parenthesi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tionChe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Numb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onvert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Split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RUTChil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ita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Web.ListHtml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Abou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Config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DevDocu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ArrangeMethod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rvMethods_Selec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earch_Ch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Exi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howData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UpdateGrid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New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Edit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ArrangeButtonFilter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OrderType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rwData_Dbl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New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FTest.btnAddressI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Url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cmdSaveCon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tobClear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MakeConfig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WriteConfi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btnOK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Make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Print.tob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FileDeliber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ImageConver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WAV2OG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LATEX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Audi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Mix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MediaArr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TIFJPE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CopyR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Decry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NG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R90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FieldsTit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Sqli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Foreign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Chek4SQLscri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Tab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Inde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ViewFiel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Table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View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Tes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MDBtoSQ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esk.FileChoos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Mai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Initi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Termin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Resu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Distr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ArqS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MicroTyp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ComputerNa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GetSystemUs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WGrou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Vgamba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st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UUIDswap</text:p>
          </table:table-cell>
          <table:table-cell/>
        </table:table-row>
        <table:table-row table:style-name="ro1">
          <table:table-cell office:value-type="string" calcext:value-type="string">
            <text:p>GEFData.MDBtoSQL</text:p>
          </table:table-cell>
          <table:table-cell office:value-type="string" calcext:value-type="string">
            <text:p>GEFSys.PkgStat</text:p>
          </table:table-cell>
        </table:table-row>
        <table:table-row table:style-name="ro1" table:visibility="filter">
          <table:table-cell office:value-type="string" calcext:value-type="string">
            <text:p>GEFSys.PkgDe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irPar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Ta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RelationProj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Com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okuHtm2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ew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on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Nospac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Load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nge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ExifPag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Timestam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ouseButto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yMa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Inf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HMStoSecon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kConfXm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WhereRu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Emai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Parenthesi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tionChe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Numb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onvert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Split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RUTChil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ita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Web.ListHtml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Abou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Config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DevDocu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ArrangeMethod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rvMethods_Selec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earch_Ch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Exi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howData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UpdateGrid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New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Edit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ArrangeButtonFilter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OrderType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rwData_Dbl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New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FTest.btnAddressI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Url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cmdSaveCon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tobClear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MakeConfig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WriteConfi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btnOK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Make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Print.tob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FileDeliber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ImageConver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WAV2OG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LATEX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Audi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Mix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MediaArr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TIFJPE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CopyR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Decry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NG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R90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FieldsTit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Sqli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Foreign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Chek4SQLscri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Tab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Inde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ViewFiel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Table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View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Tes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MDBtoSQ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esk.FileChoos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Mai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Initi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Termin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Resu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Distr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ArqS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MicroTyp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ComputerNa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GetSystemUs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WGrou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Vgamba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st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UUIDswa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Sta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De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irPar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Ta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RelationProj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Com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okuHtm2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ew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on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Nospac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Load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nge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ExifPag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Timestam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ouseButto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yMa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Inf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HMStoSecon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kConfXm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WhereRu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Emai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Parenthesi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tionChe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Numb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onvert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Split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RUTChil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ita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Web.ListHtml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Abou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Config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DevDocu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ArrangeMethod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rvMethods_Selec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earch_Ch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Exi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howData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UpdateGrid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New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Edit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ArrangeButtonFilter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OrderType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rwData_Dbl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New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FTest.btnAddressI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Url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cmdSaveCon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tobClear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MakeConfig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WriteConfi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btnOK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Make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Print.tob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FileDeliber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ImageConver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WAV2OG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LATEX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Audi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Mix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MediaArr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TIFJPE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CopyR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Decry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NG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R90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Template</text:p>
          </table:table-cell>
          <table:table-cell/>
        </table:table-row>
        <table:table-row table:style-name="ro1">
          <table:table-cell table:style-name="ce1" office:value-type="string" calcext:value-type="string">
            <text:p>GEFStarter.Main</text:p>
          </table:table-cell>
          <table:table-cell table:style-name="ce1" office:value-type="string" calcext:value-type="string">
            <text:p>GEFData.DBFieldsTitles</text:p>
          </table:table-cell>
        </table:table-row>
        <table:table-row table:style-name="ro1" table:visibility="filter">
          <table:table-cell office:value-type="string" calcext:value-type="string">
            <text:p>GEFData.DBSqli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Foreign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Chek4SQLscript</text:p>
          </table:table-cell>
          <table:table-cell/>
        </table:table-row>
        <table:table-row table:style-name="ro1">
          <table:table-cell table:style-name="ce1" office:value-type="string" calcext:value-type="string">
            <text:p>GEFStarter.Main</text:p>
          </table:table-cell>
          <table:table-cell table:style-name="ce1" office:value-type="string" calcext:value-type="string">
            <text:p>GEFData.getTables</text:p>
          </table:table-cell>
        </table:table-row>
        <table:table-row table:style-name="ro1" table:visibility="filter">
          <table:table-cell office:value-type="string" calcext:value-type="string">
            <text:p>GEFData.getInde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ViewFiel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Table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View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Tes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MDBtoSQ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esk.FileChoos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Main</text:p>
          </table:table-cell>
          <table:table-cell/>
        </table:table-row>
        <table:table-row table:style-name="ro1">
          <table:table-cell office:value-type="string" calcext:value-type="string">
            <text:p>GEFStarter.Main</text:p>
          </table:table-cell>
          <table:table-cell office:value-type="string" calcext:value-type="string">
            <text:p>GEFStarter.Initiator</text:p>
          </table:table-cell>
        </table:table-row>
        <table:table-row table:style-name="ro1" table:visibility="filter">
          <table:table-cell office:value-type="string" calcext:value-type="string">
            <text:p>GEFStarter.Termin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Resu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Distr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ArqS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MicroTyp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ComputerNa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GetSystemUs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WGrou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Vgamba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st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UUIDswa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Sta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De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irPar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Ta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RelationProj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Com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okuHtm2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ew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on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Nospace</text:p>
          </table:table-cell>
          <table:table-cell/>
        </table:table-row>
        <table:table-row table:style-name="ro1">
          <table:table-cell office:value-type="string" calcext:value-type="string">
            <text:p>GEFStarter.Main</text:p>
          </table:table-cell>
          <table:table-cell office:value-type="string" calcext:value-type="string">
            <text:p>GEFUtility.FileLoad</text:p>
          </table:table-cell>
        </table:table-row>
        <table:table-row table:style-name="ro1" table:visibility="filter">
          <table:table-cell office:value-type="string" calcext:value-type="string">
            <text:p>GEFUtility.File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nge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ExifPag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Timestam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ouseButto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yMa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Inf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HMStoSecon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kConfXm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WhereRu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Emai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Parenthesi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tionChe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Numb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onvert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Split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RUTChil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ita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Web.ListHtml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Abou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Config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DevDocu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ArrangeMethod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rvMethods_Selec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earch_Ch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Exi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howData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UpdateGrid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New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Edit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ArrangeButtonFilter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OrderType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rwData_Dbl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New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FTest.btnAddressI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Url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cmdSaveCon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tobClear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MakeConfig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WriteConfi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btnOK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Make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Print.tob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FileDeliber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ImageConver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WAV2OG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LATEX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Audi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Mix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MediaArr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TIFJPE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CopyR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Decry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NG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R90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FieldsTit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Sqli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Foreign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Chek4SQLscri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Tab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Inde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ViewFiel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Table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View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Tes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MDBtoSQ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esk.FileChoos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Mai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Initi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Termin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Resu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Distr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ArqS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MicroTyp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ComputerNa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GetSystemUs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WGrou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Vgamba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st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UUIDswa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Sta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De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irPar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Ta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RelationProj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Com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okuHtm2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ew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on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Nospac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Load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nge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ExifPag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Timestam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ouseButto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yMa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Inf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HMStoSecon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kConfXml</text:p>
          </table:table-cell>
          <table:table-cell/>
        </table:table-row>
        <table:table-row table:style-name="ro1">
          <table:table-cell office:value-type="string" calcext:value-type="string">
            <text:p>GEFStarter.Initiator</text:p>
          </table:table-cell>
          <table:table-cell office:value-type="string" calcext:value-type="string">
            <text:p>GEFUtility.WhereRun</text:p>
          </table:table-cell>
        </table:table-row>
        <table:table-row table:style-name="ro1" table:visibility="filter">
          <table:table-cell office:value-type="string" calcext:value-type="string">
            <text:p>GEFValidator.VEmai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Parenthesi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tionChe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Numb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onvert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Split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RUTChil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ita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Web.ListHtml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Abou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Config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DevDocu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ArrangeMethod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rvMethods_Selec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earch_Ch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Exi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howData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UpdateGrid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New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Edit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ArrangeButtonFilter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OrderType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rwData_Dbl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New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FTest.btnAddressI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Url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cmdSaveCon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tobClear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MakeConfig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WriteConfi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btnOK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Make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Print.tob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FileDeliber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ImageConver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WAV2OG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LATEX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Audi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Mix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MediaArr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TIFJPE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CopyR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Decry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NG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R90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FieldsTit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Sqli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Foreign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Chek4SQLscri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Tab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Inde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ViewFiel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Table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View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Tes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MDBtoSQ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esk.FileChoos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Mai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Initi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Termin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Resu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Distr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ArqS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MicroTyp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ComputerNa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GetSystemUs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WGrou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Vgamba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st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UUIDswa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Sta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De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irPar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Ta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RelationProj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Com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okuHtm2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ew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on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Nospac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Load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nge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ExifPag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Timestam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ouseButto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yMa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Inf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HMStoSecon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kConfXm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WhereRu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Emai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Parenthesi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tionChe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Numb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onvert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Split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RUTChil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ita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Web.ListHtml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Abou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Config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DevDocu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ArrangeMethod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rvMethods_Selec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earch_Ch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Exi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howData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UpdateGrid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New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Edit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ArrangeButtonFilter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OrderType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rwData_Dbl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New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FTest.btnAddressI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Url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cmdSaveCon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tobClear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MakeConfig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WriteConfi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btnOK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Make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Print.tob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FileDeliber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ImageConver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WAV2OG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LATEX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Audi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Mix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MediaArr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TIFJPE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CopyR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Decry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NG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R90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FieldsTit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Sqli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Foreign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Chek4SQLscri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Tab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Inde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ViewFiel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Table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View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Tes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MDBtoSQ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esk.FileChoos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Mai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Initi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Termin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Resume</text:p>
          </table:table-cell>
          <table:table-cell/>
        </table:table-row>
        <table:table-row table:style-name="ro1">
          <table:table-cell office:value-type="string" calcext:value-type="string">
            <text:p>GEFSys.Resume</text:p>
          </table:table-cell>
          <table:table-cell office:value-type="string" calcext:value-type="string">
            <text:p>GEFSys.Distro</text:p>
          </table:table-cell>
        </table:table-row>
        <table:table-row table:style-name="ro1">
          <table:table-cell office:value-type="string" calcext:value-type="string">
            <text:p>GEFSys.Resume</text:p>
          </table:table-cell>
          <table:table-cell office:value-type="string" calcext:value-type="string">
            <text:p>GEFSys.ArqSO</text:p>
          </table:table-cell>
        </table:table-row>
        <table:table-row table:style-name="ro1">
          <table:table-cell office:value-type="string" calcext:value-type="string">
            <text:p>GEFSys.Resume</text:p>
          </table:table-cell>
          <table:table-cell office:value-type="string" calcext:value-type="string">
            <text:p>GEFSys.MicroType</text:p>
          </table:table-cell>
        </table:table-row>
        <table:table-row table:style-name="ro1">
          <table:table-cell office:value-type="string" calcext:value-type="string">
            <text:p>GEFSys.Resume</text:p>
          </table:table-cell>
          <table:table-cell office:value-type="string" calcext:value-type="string">
            <text:p>GEFSys.ComputerName</text:p>
          </table:table-cell>
        </table:table-row>
        <table:table-row table:style-name="ro1" table:visibility="filter">
          <table:table-cell office:value-type="string" calcext:value-type="string">
            <text:p>GEFSys.GetSystemUsers</text:p>
          </table:table-cell>
          <table:table-cell/>
        </table:table-row>
        <table:table-row table:style-name="ro1">
          <table:table-cell office:value-type="string" calcext:value-type="string">
            <text:p>GEFSys.Resume</text:p>
          </table:table-cell>
          <table:table-cell office:value-type="string" calcext:value-type="string">
            <text:p>GEFSys.WGroup</text:p>
          </table:table-cell>
        </table:table-row>
        <table:table-row table:style-name="ro1">
          <table:table-cell office:value-type="string" calcext:value-type="string">
            <text:p>GEFSys.Resume</text:p>
          </table:table-cell>
          <table:table-cell office:value-type="string" calcext:value-type="string">
            <text:p>GEFSys.Vgambas</text:p>
          </table:table-cell>
        </table:table-row>
        <table:table-row table:style-name="ro1" table:visibility="filter">
          <table:table-cell office:value-type="string" calcext:value-type="string">
            <text:p>GEFSys.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st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UUIDswa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Sta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De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irPar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Ta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RelationProj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Com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okuHtm2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ew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on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Nospac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Load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nge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ExifPag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Timestam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ouseButto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yMa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Inf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HMStoSecon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kConfXm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WhereRu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Emai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Parenthesi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tionChe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Numb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onvert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Split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RUTChil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ita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Web.ListHtml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Abou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Config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DevDocu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ArrangeMethod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rvMethods_Selec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earch_Ch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Exi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howData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UpdateGrid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New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Edit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ArrangeButtonFilter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OrderType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rwData_Dbl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New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FTest.btnAddressI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Url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cmdSaveCon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tobClear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MakeConfig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WriteConfi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btnOK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Make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Print.tob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FileDeliber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ImageConver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WAV2OG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LATEX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Audi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Mix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MediaArr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TIFJPE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CopyR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Decry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NG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R90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FieldsTit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Sqli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Foreign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Chek4SQLscri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Tab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Inde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ViewFiel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Table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View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Tes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MDBtoSQ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esk.FileChoos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Mai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Initi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Termin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Resu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Distr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ArqS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MicroTyp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ComputerNa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GetSystemUs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WGrou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Vgamba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st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UUIDswa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Sta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De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irPar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Ta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RelationProj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Com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okuHtm2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ew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on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Nospac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Load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nge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ExifPag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Timestam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ouseButto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yMa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Inf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HMStoSecon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kConfXm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WhereRu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Emai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Parenthesi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tionChe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Numb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onvert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Split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RUTChil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ita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Web.ListHtml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Abou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Config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DevDocu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ArrangeMethod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rvMethods_Selec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earch_Ch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Exi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howData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UpdateGrid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New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Edit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ArrangeButtonFilter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OrderType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rwData_Dbl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New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FTest.btnAddressI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Url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cmdSaveCon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tobClear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MakeConfig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WriteConfi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btnOK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Make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Print.tob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FileDeliber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ImageConver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WAV2OG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LATEX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Audi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Mix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MediaArr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TIFJPE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CopyR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Decry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NG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R90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FieldsTit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Sqli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Foreign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Chek4SQLscri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Tab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Inde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ViewFiel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Table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View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Tes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MDBtoSQ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esk.FileChoos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Mai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Initi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Termin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Resu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Distr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ArqS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MicroTyp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ComputerNa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GetSystemUs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WGrou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Vgamba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st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UUIDswa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Sta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De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irPar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Ta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RelationProj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Com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okuHtm2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ew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on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Nospac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Load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nge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ExifPag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Timestam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ouseButto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yMa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Inf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HMStoSecon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kConfXm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WhereRu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Emai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Parenthesi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tionChe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Numb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onvert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Split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RUTChil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ita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Web.ListHtml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Abou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Config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DevDocu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ArrangeMethod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rvMethods_Selec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earch_Ch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Exi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howData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UpdateGrid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New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Edit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ArrangeButtonFilter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OrderType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rwData_Dbl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New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FTest.btnAddressI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Url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cmdSaveCon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tobClear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MakeConfig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WriteConfi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btnOK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Make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Print.tob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FileDeliber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ImageConver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WAV2OG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LATEX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Audi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Mix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MediaArr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TIFJPE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CopyR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Decry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NG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R90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FieldsTit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Sqli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Foreign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Chek4SQLscri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Tab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Inde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ViewFiel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Table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View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Tes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MDBtoSQ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esk.FileChoos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Mai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Initi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Termin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Resu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Distr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ArqS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MicroTyp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ComputerNa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GetSystemUs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WGrou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Vgamba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st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UUIDswa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Sta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De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irPar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Ta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RelationProj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Com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okuHtm2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ew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on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Nospac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Load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nge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ExifPag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Timestam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ouseButto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yMa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Inf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HMStoSecon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kConfXm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WhereRu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Emai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Parenthesi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tionChe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Numb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onvert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Split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RUTChil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ita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Web.ListHtml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Abou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Config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DevDocu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ArrangeMethod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rvMethods_Selec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earch_Ch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Exi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howData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UpdateGrid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New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Edit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ArrangeButtonFilter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OrderType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rwData_Dbl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New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FTest.btnAddressI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Url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cmdSaveCon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tobClear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MakeConfig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WriteConfi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btnOK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Make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Print.tob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FileDeliber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ImageConver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WAV2OG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LATEX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Audi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Mix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MediaArr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TIFJPE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CopyR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Decry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NG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R90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FieldsTit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Sqli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Foreign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Chek4SQLscri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Tab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Inde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ViewFiel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Table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View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Tes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MDBtoSQ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esk.FileChoos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Mai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Initi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Termin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Resu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Distr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ArqS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MicroTyp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ComputerNa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GetSystemUs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WGrou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Vgamba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st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UUIDswa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Sta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De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irPar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Ta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RelationProj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Com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okuHtm2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ew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on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Nospac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Load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nge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ExifPag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Timestam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ouseButto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yMa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Inf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HMStoSecon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kConfXm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WhereRu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Emai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Parenthesi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tionChe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Numb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onvert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Split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RUTChil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ita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Web.ListHtml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Abou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Config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DevDocu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ArrangeMethod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rvMethods_Selec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earch_Ch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Exi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howData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UpdateGrid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New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Edit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ArrangeButtonFilter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OrderType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rwData_Dbl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New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FTest.btnAddressI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Url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cmdSaveCon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tobClear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MakeConfig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WriteConfi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btnOK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Make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Print.tob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FileDeliber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ImageConver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WAV2OG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LATEX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Audi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Mix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MediaArr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TIFJPE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CopyR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Decry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NG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R90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FieldsTit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Sqli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Foreign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Chek4SQLscri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Tab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Inde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ViewFiel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Table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View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Tes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MDBtoSQ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esk.FileChoos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Mai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Initi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Termin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Resu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Distr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ArqS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MicroTyp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ComputerNa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GetSystemUs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WGrou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Vgamba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st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UUIDswa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Sta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De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irPar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Ta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RelationProj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Com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okuHtm2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ew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on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Nospace</text:p>
          </table:table-cell>
          <table:table-cell/>
        </table:table-row>
        <table:table-row table:style-name="ro1">
          <table:table-cell office:value-type="string" calcext:value-type="string">
            <text:p>GEFSys.GetSystemUsers</text:p>
          </table:table-cell>
          <table:table-cell office:value-type="string" calcext:value-type="string">
            <text:p>GEFUtility.FileLoad</text:p>
          </table:table-cell>
        </table:table-row>
        <table:table-row table:style-name="ro1" table:visibility="filter">
          <table:table-cell office:value-type="string" calcext:value-type="string">
            <text:p>GEFUtility.File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nge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ExifPag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Timestam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ouseButto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yMa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Inf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HMStoSecon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kConfXm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WhereRu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Emai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Parenthesi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tionChe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Numb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onvert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Split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RUTChil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ita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Web.ListHtml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Abou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Config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DevDocu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ArrangeMethod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rvMethods_Selec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earch_Ch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Exi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howData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UpdateGrid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New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Edit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ArrangeButtonFilter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OrderType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rwData_Dbl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New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FTest.btnAddressI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Url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cmdSaveCon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tobClear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MakeConfig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WriteConfi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btnOK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Make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Print.tob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FileDeliber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ImageConver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WAV2OG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LATEX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Audi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Mix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MediaArr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TIFJPE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CopyR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Decry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NG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R90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FieldsTit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Sqli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Foreign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Chek4SQLscri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Tab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Inde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ViewFiel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Table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View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Tes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MDBtoSQ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esk.FileChoos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Mai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Initi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Termin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Resu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Distr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ArqS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MicroTyp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ComputerNa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GetSystemUs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WGrou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Vgamba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st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UUIDswa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Sta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De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irPar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Ta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RelationProj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Com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okuHtm2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ew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on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Nospac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Load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nge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ExifPag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Timestam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ouseButto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yMa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Inf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HMStoSecon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kConfXm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WhereRu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Emai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Parenthesi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tionChe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Numb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onvert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Split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RUTChil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ita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Web.ListHtml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Abou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Config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DevDocu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ArrangeMethod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rvMethods_Selec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earch_Ch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Exi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howData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UpdateGrid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New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Edit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ArrangeButtonFilter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OrderType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rwData_Dbl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New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FTest.btnAddressI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Url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cmdSaveCon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tobClear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MakeConfig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WriteConfi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btnOK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Make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Print.tob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FileDeliber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ImageConver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WAV2OG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LATEX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Audi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Mix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MediaArr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TIFJPE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CopyR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Decry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NG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R90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FieldsTit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Sqli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Foreign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Chek4SQLscri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Tab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Inde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ViewFiel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Table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View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Tes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MDBtoSQ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esk.FileChoos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Mai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Initi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Termin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Resu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Distr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ArqS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MicroTyp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ComputerNa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GetSystemUs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WGrou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Vgamba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st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UUIDswa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Sta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De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irPar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Ta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RelationProj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Com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okuHtm2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ew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on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Nospac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Load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nge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ExifPag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Timestam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ouseButto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yMa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Inf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HMStoSecon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kConfXm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WhereRu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Emai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Parenthesi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tionChe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Numb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onvert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Split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RUTChil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ita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Web.ListHtml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Abou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Config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DevDocu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ArrangeMethod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rvMethods_Selec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earch_Ch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Exi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howData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UpdateGrid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New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Edit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ArrangeButtonFilter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OrderType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rwData_Dbl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New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FTest.btnAddressI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Url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cmdSaveCon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tobClear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MakeConfig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WriteConfi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btnOK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Make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Print.tob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FileDeliber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ImageConver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WAV2OG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LATEX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Audi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Mix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MediaArr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TIFJPE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CopyR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Decry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NG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R90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FieldsTit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Sqli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Foreign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Chek4SQLscri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Tab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Inde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ViewFiel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Table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View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Tes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MDBtoSQ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esk.FileChoos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Mai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Initi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Termin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Resu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Distr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ArqS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MicroTyp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ComputerNa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GetSystemUs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WGrou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Vgamba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st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UUIDswa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Sta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De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irPar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Ta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RelationProj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Com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okuHtm2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ew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on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Nospac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Load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nge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ExifPag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Timestam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ouseButto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yMa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Inf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HMStoSecon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kConfXm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WhereRu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Emai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Parenthesi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tionChe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Numb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onvert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Split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RUTChil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ita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Web.ListHtml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Abou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Config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DevDocu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ArrangeMethod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rvMethods_Selec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earch_Ch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Exi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howData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UpdateGrid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New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Edit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ArrangeButtonFilter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OrderType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rwData_Dbl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New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FTest.btnAddressI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Url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cmdSaveCon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tobClear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MakeConfig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WriteConfi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btnOK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Make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Print.tob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FileDeliber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ImageConver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WAV2OG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LATEX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Audi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Mix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MediaArr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TIFJPE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CopyR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Decry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NG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R90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FieldsTit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Sqli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Foreign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Chek4SQLscri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Tab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Inde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ViewFiel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Table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View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Tes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MDBtoSQ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esk.FileChoos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Mai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Initi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Termin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Resu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Distr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ArqS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MicroTyp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ComputerNa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GetSystemUs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WGrou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Vgamba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st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UUIDswa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Sta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De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irPar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Ta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RelationProj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Com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okuHtm2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ew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on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Nospac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Load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nge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ExifPag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Timestam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ouseButto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yMa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Inf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HMStoSecon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kConfXm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WhereRu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Emai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Parenthesi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tionChe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Numb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onvert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Split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RUTChil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ita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Web.ListHtml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Abou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Config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DevDocu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ArrangeMethod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rvMethods_Selec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earch_Ch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Exi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howData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UpdateGrid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New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Edit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ArrangeButtonFilter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OrderType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rwData_Dbl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New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FTest.btnAddressI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Url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cmdSaveCon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tobClear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MakeConfig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WriteConfi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btnOK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Make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Print.tob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FileDeliber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ImageConver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WAV2OG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LATEX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Audi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Mix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MediaArr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TIFJPE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CopyR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Decry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NG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R90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FieldsTit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Sqli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Foreign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Chek4SQLscri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Tab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Inde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ViewFiel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Table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View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Tes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MDBtoSQ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esk.FileChoos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Mai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Initi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Termin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Resu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Distr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ArqS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MicroTyp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ComputerNa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GetSystemUs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WGrou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Vgamba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st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UUIDswa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Sta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De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irPar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Ta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RelationProj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Com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okuHtm2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ew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on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Nospac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Load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nge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ExifPag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Timestam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ouseButto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yMa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Inf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HMStoSecon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kConfXm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WhereRu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Emai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Parenthesi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tionChe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Numb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onvert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Split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RUTChil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ita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Web.ListHtml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Abou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Config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DevDocu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ArrangeMethod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rvMethods_Selec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earch_Ch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Exi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howData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UpdateGrid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New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Edit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ArrangeButtonFilter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OrderType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rwData_Dbl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New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FTest.btnAddressI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Url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cmdSaveCon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tobClear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MakeConfig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WriteConfi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btnOK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Make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Print.tob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FileDeliber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ImageConver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WAV2OG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LATEX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Audi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Mix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MediaArr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TIFJPE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CopyR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Decry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NG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R90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FieldsTit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Sqli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Foreign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Chek4SQLscri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Tab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Inde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ViewFiel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Table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View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Tes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MDBtoSQ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esk.FileChoos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Mai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Initi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Termin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Resu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Distr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ArqS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MicroTyp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ComputerNa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GetSystemUs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WGrou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Vgamba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st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UUIDswa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Sta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De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irPar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Ta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RelationProj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Com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okuHtm2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ew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on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Nospac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Load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nge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ExifPag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Timestam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ouseButto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yMa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Inf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HMStoSecon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kConfXm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WhereRu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Emai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Parenthesi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tionChe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Numb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onvert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Split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RUTChil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ita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Web.ListHtml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Abou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Config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DevDocu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ArrangeMethod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rvMethods_Selec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earch_Ch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Exi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howData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UpdateGrid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New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Edit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ArrangeButtonFilter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OrderType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rwData_Dbl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New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FTest.btnAddressI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Url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cmdSaveCon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tobClear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MakeConfig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WriteConfi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btnOK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Make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Print.tob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FileDeliber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ImageConver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WAV2OG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LATEX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Audi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Mix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MediaArr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TIFJPE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CopyR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Decry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NG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R90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FieldsTit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Sqli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Foreign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Chek4SQLscri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Tab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Inde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ViewFiel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Table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View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Tes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MDBtoSQ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esk.FileChoos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Mai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Initi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Termin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Resu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Distr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ArqS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MicroTyp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ComputerNa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GetSystemUs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WGrou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Vgamba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st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UUIDswa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Sta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De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irPar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Ta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RelationProj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Com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okuHtm2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ew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on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Nospac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Load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nge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ExifPag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Timestam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ouseButto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yMa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Inf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HMStoSecon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kConfXm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WhereRu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Emai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Parenthesi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tionChe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Numb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onvert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Split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RUTChil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ita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Web.ListHtml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Abou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Config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DevDocu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ArrangeMethod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rvMethods_Selec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earch_Ch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Exi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howData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UpdateGrid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New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Edit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ArrangeButtonFilter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OrderType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rwData_Dbl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New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FTest.btnAddressI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Url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cmdSaveCon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tobClear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MakeConfig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WriteConfi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btnOK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Make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Print.tob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FileDeliber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ImageConver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WAV2OG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LATEX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Audi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Mix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MediaArr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TIFJPE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CopyR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Decry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NG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R90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FieldsTit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Sqli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Foreign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Chek4SQLscri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Tab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Inde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ViewFiel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Table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View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Tes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MDBtoSQ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esk.FileChoos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Mai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Initi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Termin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Resu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Distr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ArqS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MicroTyp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ComputerNa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GetSystemUs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WGrou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Vgamba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st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UUIDswap</text:p>
          </table:table-cell>
          <table:table-cell/>
        </table:table-row>
        <table:table-row table:style-name="ro1">
          <table:table-cell office:value-type="string" calcext:value-type="string">
            <text:p>GEFSys.PkgDep</text:p>
          </table:table-cell>
          <table:table-cell office:value-type="string" calcext:value-type="string">
            <text:p>GEFSys.PkgStat</text:p>
          </table:table-cell>
        </table:table-row>
        <table:table-row table:style-name="ro1" table:visibility="filter">
          <table:table-cell office:value-type="string" calcext:value-type="string">
            <text:p>GEFSys.PkgDe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irPar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Ta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RelationProj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Com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okuHtm2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ew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on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Nospac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Load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nge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ExifPag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Timestam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ouseButto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yMa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Inf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HMStoSecon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kConfXm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WhereRu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Emai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Parenthesi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tionChe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Numb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onvert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Split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RUTChil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ita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Web.ListHtml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Abou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Config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DevDocu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ArrangeMethod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rvMethods_Selec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earch_Ch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Exi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howData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UpdateGrid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New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Edit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ArrangeButtonFilter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OrderType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rwData_Dbl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New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FTest.btnAddressI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Url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cmdSaveCon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tobClear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MakeConfig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WriteConfi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btnOK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Make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Print.tob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FileDeliber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ImageConver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WAV2OG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LATEX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Audi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Mix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MediaArr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TIFJPE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CopyR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Decry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NG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R90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FieldsTit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Sqli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Foreign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Chek4SQLscri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Tab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Inde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ViewFiel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Table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View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Tes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MDBtoSQ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esk.FileChoos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Mai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Initi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Termin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Resu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Distr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ArqS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MicroTyp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ComputerNa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GetSystemUs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WGrou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Vgamba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st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UUIDswa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Sta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De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irPar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Ta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RelationProj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Com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okuHtm2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ew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on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Nospac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Load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nge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ExifPag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Timestam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ouseButto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yMa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Inf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HMStoSecon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kConfXm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WhereRu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Emai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Parenthesi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tionChe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Numb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onvert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Split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RUTChil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ita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Web.ListHtml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Abou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Config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DevDocu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ArrangeMethod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rvMethods_Selec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earch_Ch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Exi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howData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UpdateGrid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New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Edit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ArrangeButtonFilter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OrderType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rwData_Dbl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New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FTest.btnAddressI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Url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cmdSaveCon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tobClear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MakeConfig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WriteConfi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btnOK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Make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Print.tob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FileDeliber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ImageConver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WAV2OG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LATEX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Audi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Mix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MediaArr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TIFJPE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CopyR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Decry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NG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R90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FieldsTit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Sqli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Foreign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Chek4SQLscri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Tab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Inde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ViewFiel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Table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View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Tes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MDBtoSQ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esk.FileChoos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Mai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Initi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Termin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Resu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Distr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ArqS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MicroTyp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ComputerNa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GetSystemUs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WGrou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Vgamba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st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UUIDswa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Sta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De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irPar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Ta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RelationProj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Com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okuHtm2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ew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on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Nospac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Load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nge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ExifPag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Timestam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ouseButton</text:p>
          </table:table-cell>
          <table:table-cell/>
        </table:table-row>
        <table:table-row table:style-name="ro1">
          <table:table-cell office:value-type="string" calcext:value-type="string">
            <text:p>GEFUtility.CodeTag</text:p>
          </table:table-cell>
          <table:table-cell office:value-type="string" calcext:value-type="string">
            <text:p>GEFUtility.ArrayMax</text:p>
          </table:table-cell>
        </table:table-row>
        <table:table-row table:style-name="ro1" table:visibility="filter">
          <table:table-cell office:value-type="string" calcext:value-type="string">
            <text:p>GEFUtility.FileInf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HMStoSecon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kConfXm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WhereRu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Emai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Parenthesi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tionChe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Numb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onvertPath</text:p>
          </table:table-cell>
          <table:table-cell/>
        </table:table-row>
        <table:table-row table:style-name="ro1">
          <table:table-cell office:value-type="string" calcext:value-type="string">
            <text:p>GEFUtility.CodeTag</text:p>
          </table:table-cell>
          <table:table-cell office:value-type="string" calcext:value-type="string">
            <text:p>GEFValidator.SplitText</text:p>
          </table:table-cell>
        </table:table-row>
        <table:table-row table:style-name="ro1" table:visibility="filter">
          <table:table-cell office:value-type="string" calcext:value-type="string">
            <text:p>GEFValidator.VRUTChil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ita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Web.ListHtml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Abou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Config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DevDocu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ArrangeMethod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rvMethods_Selec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earch_Ch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Exi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howData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UpdateGrid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New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Edit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ArrangeButtonFilter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OrderType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rwData_Dbl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New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FTest.btnAddressI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Url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cmdSaveCon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tobClear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MakeConfig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WriteConfi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btnOK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Make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Print.tob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FileDeliber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ImageConver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WAV2OG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LATEX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Audi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Mix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MediaArr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TIFJPE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CopyR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Decry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NG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R90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FieldsTit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Sqli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Foreign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Chek4SQLscri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Tab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Inde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ViewFiel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Table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View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Tes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MDBtoSQ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esk.FileChoos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Mai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Initi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Termin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Resu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Distr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ArqS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MicroTyp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ComputerNa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GetSystemUs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WGrou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Vgamba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st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UUIDswa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Sta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De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irPar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Ta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RelationProj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Com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okuHtm2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ew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on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Nospac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Load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nge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ExifPag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Timestam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ouseButto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yMa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Inf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HMStoSecon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kConfXm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WhereRu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Emai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Parenthesi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tionChe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Numb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onvert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Split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RUTChil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ita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Web.ListHtml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Abou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Config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DevDocu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ArrangeMethod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rvMethods_Selec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earch_Ch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Exi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howData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UpdateGrid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New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Edit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ArrangeButtonFilter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OrderType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rwData_Dbl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New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FTest.btnAddressI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Url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cmdSaveCon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tobClear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MakeConfig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WriteConfi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btnOK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Make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Print.tob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FileDeliber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ImageConver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WAV2OG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LATEX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Audi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Mix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MediaArr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TIFJPE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CopyR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Decry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NG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R90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FieldsTit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Sqli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Foreign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Chek4SQLscri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Tab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Inde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ViewFiel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Table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View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Tes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MDBtoSQ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esk.FileChoos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Mai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Initi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Termin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Resu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Distr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ArqS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MicroTyp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ComputerNa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GetSystemUs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WGrou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Vgamba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st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UUIDswa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Sta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De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irPar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Ta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RelationProj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Com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okuHtm2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ew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on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Nospac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Load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nge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ExifPag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Timestam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ouseButto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yMa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Inf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HMStoSecon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kConfXm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WhereRu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Emai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Parenthesi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tionChe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Numb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onvert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Split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RUTChil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ita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Web.ListHtml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Abou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Config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DevDocu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ArrangeMethod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rvMethods_Selec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earch_Ch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Exi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howData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UpdateGrid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New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Edit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ArrangeButtonFilter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OrderType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rwData_Dbl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New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FTest.btnAddressI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Url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cmdSaveCon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tobClear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MakeConfig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WriteConfi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btnOK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Make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Print.tob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FileDeliber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ImageConver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WAV2OG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LATEX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Audi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Mix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MediaArr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TIFJPE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CopyR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Decry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NG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R90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FieldsTit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Sqli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Foreign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Chek4SQLscri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Tab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Inde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ViewFiel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Table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View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Tes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MDBtoSQ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esk.FileChoos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Mai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Initi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Termin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Resu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Distr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ArqS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MicroTyp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ComputerNa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GetSystemUs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WGrou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Vgamba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st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UUIDswa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Sta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De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irPar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Ta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RelationProj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Com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okuHtm2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ew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on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Nospac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Load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nge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ExifPag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Timestam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ouseButto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yMa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Inf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HMStoSecon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kConfXm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WhereRu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Emai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Parenthesi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tionChe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Numb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onvert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Split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RUTChil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ital</text:p>
          </table:table-cell>
          <table:table-cell/>
        </table:table-row>
        <table:table-row table:style-name="ro1">
          <table:table-cell office:value-type="string" calcext:value-type="string">
            <text:p>GEFUtility.DokuHtm2</text:p>
          </table:table-cell>
          <table:table-cell office:value-type="string" calcext:value-type="string">
            <text:p>GEFWeb.ListHtml</text:p>
          </table:table-cell>
        </table:table-row>
        <table:table-row table:style-name="ro1" table:visibility="filter">
          <table:table-cell office:value-type="string" calcext:value-type="string">
            <text:p>FMain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Abou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Config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DevDocu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ArrangeMethod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rvMethods_Selec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earch_Ch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Exi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howData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UpdateGrid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New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Edit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ArrangeButtonFilter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OrderType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rwData_Dbl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New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FTest.btnAddressI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Url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cmdSaveCon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tobClear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MakeConfig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WriteConfi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btnOK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Make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Print.tob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FileDeliber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ImageConver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WAV2OG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LATEX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Audi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Mix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MediaArr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TIFJPE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CopyR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Decry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NG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R90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FieldsTit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Sqli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Foreign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Chek4SQLscri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Tab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Inde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ViewFiel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Table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View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Tes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MDBtoSQ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esk.FileChoos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Mai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Initi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Termin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Resu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Distr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ArqS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MicroTyp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ComputerNa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GetSystemUs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WGrou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Vgamba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st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UUIDswa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Sta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De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irPar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Ta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RelationProj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Com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okuHtm2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ew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on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Nospac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Load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nge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ExifPag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Timestam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ouseButto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yMa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Inf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HMStoSecon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kConfXm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WhereRu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Emai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Parenthesi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tionChe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Numb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onvert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Split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RUTChil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ita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Web.ListHtml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Abou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Config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DevDocu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ArrangeMethod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rvMethods_Selec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earch_Ch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Exi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howData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UpdateGrid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New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Edit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ArrangeButtonFilter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OrderType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rwData_Dbl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New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FTest.btnAddressI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Url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cmdSaveCon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tobClear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MakeConfig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WriteConfi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btnOK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Make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Print.tob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FileDeliber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ImageConver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WAV2OG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LATEX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Audi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Mix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MediaArr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TIFJPE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CopyR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Decry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NG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R90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FieldsTit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Sqli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Foreign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Chek4SQLscri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Tab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Inde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ViewFiel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Table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View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Tes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MDBtoSQ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esk.FileChoos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Mai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Initi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Termin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Resu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Distr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ArqS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MicroTyp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ComputerNa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GetSystemUs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WGrou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Vgamba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st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UUIDswa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Sta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De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irPar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Ta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RelationProj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Com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okuHtm2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ew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on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Nospac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Load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nge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ExifPag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Timestam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ouseButto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yMa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Inf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HMStoSecon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kConfXm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WhereRu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Emai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Parenthesi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tionChe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Numb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onvert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Split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RUTChil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ita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Web.ListHtml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Abou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Config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DevDocu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ArrangeMethod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rvMethods_Selec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earch_Ch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Exi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howData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UpdateGrid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New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Edit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ArrangeButtonFilter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OrderType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rwData_Dbl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New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FTest.btnAddressI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Url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cmdSaveCon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tobClear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MakeConfig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WriteConfi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btnOK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Make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Print.tob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FileDeliber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ImageConver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WAV2OG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LATEX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Audi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Mix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MediaArr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TIFJPE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CopyR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Decry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NG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R90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FieldsTit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Sqli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Foreign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Chek4SQLscri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Tab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Inde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ViewFiel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Table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View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Tes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MDBtoSQ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esk.FileChoos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Mai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Initi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Termin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Resu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Distr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ArqS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MicroTyp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ComputerNa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GetSystemUs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WGrou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Vgamba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st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UUIDswa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Sta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De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irPar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Ta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RelationProj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Com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okuHtm2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ew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on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Nospac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Load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nge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ExifPag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Timestam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ouseButto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yMa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Inf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HMStoSecon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kConfXm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WhereRu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Emai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Parenthesi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tionChe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Numb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onvert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Split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RUTChil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ita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Web.ListHtml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Abou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Config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DevDocu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ArrangeMethod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rvMethods_Selec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earch_Ch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Exi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howData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UpdateGrid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New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Edit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ArrangeButtonFilter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OrderType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rwData_Dbl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New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FTest.btnAddressI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Url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cmdSaveCon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tobClear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MakeConfig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WriteConfi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btnOK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Make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Print.tob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FileDeliber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ImageConver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WAV2OG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LATEX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Audi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Mix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MediaArr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TIFJPE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CopyR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Decry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NG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R90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FieldsTit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Sqli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Foreign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Chek4SQLscri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Tab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Inde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ViewFiel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Table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View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Tes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MDBtoSQ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esk.FileChoos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Mai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Initi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Termin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Resu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Distr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ArqS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MicroTyp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ComputerNa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GetSystemUs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WGrou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Vgamba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st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UUIDswa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Sta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De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irPar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Ta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RelationProj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Com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okuHtm2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ew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on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Nospac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Load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nge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ExifPag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Timestam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ouseButto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yMa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Inf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HMStoSecon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kConfXm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WhereRu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Emai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Parenthesi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tionChe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Numb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onvert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Split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RUTChil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ita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Web.ListHtml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Abou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Config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DevDocu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ArrangeMethod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rvMethods_Selec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earch_Ch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Exi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howData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UpdateGrid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New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Edit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ArrangeButtonFilter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OrderType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rwData_Dbl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New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FTest.btnAddressI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Url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cmdSaveCon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tobClear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MakeConfig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WriteConfi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btnOK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Make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Print.tob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FileDeliber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ImageConver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WAV2OG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LATEX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Audi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Mix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MediaArr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TIFJPE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CopyR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Decry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NG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R90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FieldsTit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Sqli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Foreign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Chek4SQLscri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Tab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Inde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ViewFiel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Table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View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Tes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MDBtoSQ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esk.FileChoos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Mai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Initi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Termin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Resu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Distr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ArqS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MicroTyp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ComputerNa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GetSystemUs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WGrou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Vgamba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st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UUIDswa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Sta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De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irPar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Ta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RelationProj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Com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okuHtm2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ew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on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Nospac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Load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nge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ExifPag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Timestam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ouseButto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yMa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Inf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HMStoSecon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kConfXm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WhereRu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Emai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Parenthesi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tionChe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Numb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onvert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Split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RUTChil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ita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Web.ListHtml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Abou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Config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DevDocu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ArrangeMethod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rvMethods_Selec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earch_Ch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Exi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howData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UpdateGrid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New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Edit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ArrangeButtonFilter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OrderType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rwData_Dbl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New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FTest.btnAddressI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Url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cmdSaveCon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tobClear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MakeConfig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WriteConfi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btnOK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Make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Print.tob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FileDeliber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ImageConver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WAV2OG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LATEX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Audi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Mix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MediaArr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TIFJPE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CopyR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Decry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NG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R90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FieldsTit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Sqli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Foreign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Chek4SQLscri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Tab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Inde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ViewFiel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Table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View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Tes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MDBtoSQ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esk.FileChoos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Mai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Initi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Termin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Resu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Distr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ArqS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MicroTyp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ComputerNa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GetSystemUs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WGrou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Vgamba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st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UUIDswa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Sta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De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irPar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Ta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RelationProj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Com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okuHtm2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ew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on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Nospac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Load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nge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ExifPag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Timestam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ouseButto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yMa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Inf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HMStoSecon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kConfXm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WhereRu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Emai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Parenthesi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tionChe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Numb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onvert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Split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RUTChil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ita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Web.ListHtml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Abou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Config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DevDocu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ArrangeMethod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rvMethods_Selec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earch_Ch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Exi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howData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UpdateGrid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New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Edit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ArrangeButtonFilter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OrderType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rwData_Dbl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New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FTest.btnAddressI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Url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cmdSaveCon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tobClear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MakeConfig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WriteConfi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btnOK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Make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Print.tob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FileDeliber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ImageConver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WAV2OG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LATEX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Audi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Mix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MediaArr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TIFJPE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CopyR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Decry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NG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R90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FieldsTit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Sqli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Foreign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Chek4SQLscri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Tab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Inde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ViewFiel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Table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View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Tes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MDBtoSQ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esk.FileChoos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Mai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Initi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Termin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Resu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Distr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ArqS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MicroTyp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ComputerNa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GetSystemUs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WGrou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Vgamba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st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UUIDswa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Sta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De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irPar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Ta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RelationProj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Com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okuHtm2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ew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on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Nospac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Load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Template</text:p>
          </table:table-cell>
          <table:table-cell/>
        </table:table-row>
        <table:table-row table:style-name="ro1">
          <table:table-cell office:value-type="string" calcext:value-type="string">
            <text:p>GEFUtility.FileExifPages</text:p>
          </table:table-cell>
          <table:table-cell office:value-type="string" calcext:value-type="string">
            <text:p>GEFUtility.ArrangePath</text:p>
          </table:table-cell>
        </table:table-row>
        <table:table-row table:style-name="ro1" table:visibility="filter">
          <table:table-cell office:value-type="string" calcext:value-type="string">
            <text:p>GEFUtility.FileExifPag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Timestam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ouseButto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yMa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Inf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HMStoSecon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kConfXm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WhereRu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Emai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Parenthesi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tionChe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Numb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onvert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Split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RUTChil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ita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Web.ListHtml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Abou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Config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DevDocu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ArrangeMethod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rvMethods_Selec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earch_Ch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Exi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howData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UpdateGrid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New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Edit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ArrangeButtonFilter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OrderType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rwData_Dbl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New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FTest.btnAddressI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Url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cmdSaveCon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tobClear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MakeConfig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WriteConfi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btnOK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Make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Print.tob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FileDeliber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ImageConver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WAV2OG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LATEX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Audi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Mix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MediaArr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TIFJPE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CopyR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Decry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NG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R90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FieldsTit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Sqli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Foreign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Chek4SQLscri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Tab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Inde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ViewFiel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Table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View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Tes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MDBtoSQ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esk.FileChoos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Mai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Initi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Termin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Resu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Distr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ArqS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MicroTyp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ComputerNa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GetSystemUs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WGrou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Vgamba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st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UUIDswa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Sta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De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irPar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Ta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RelationProj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Com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okuHtm2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ew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on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Nospac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Load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nge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ExifPag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Timestam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ouseButto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yMa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Inf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HMStoSecon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kConfXm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WhereRu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Emai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Parenthesi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tionChe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Numb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onvert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Split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RUTChil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ita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Web.ListHtml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Abou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Config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DevDocu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ArrangeMethod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rvMethods_Selec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earch_Ch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Exi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howData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UpdateGrid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New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Edit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ArrangeButtonFilter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OrderType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rwData_Dbl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New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FTest.btnAddressI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Url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cmdSaveCon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tobClear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MakeConfig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WriteConfi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btnOK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Make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Print.tob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FileDeliber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ImageConver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WAV2OG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LATEX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Audi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Mix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MediaArr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TIFJPE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CopyR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Decry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NG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R90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FieldsTit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Sqli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Foreign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Chek4SQLscri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Tab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Inde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ViewFiel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Table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View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Tes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MDBtoSQ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esk.FileChoos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Mai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Initi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Termin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Resu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Distr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ArqS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MicroTyp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ComputerNa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GetSystemUs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WGrou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Vgamba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st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UUIDswa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Sta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De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irPar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Ta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RelationProj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Com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okuHtm2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ew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on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Nospac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Load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nge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ExifPag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Timestam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ouseButto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yMa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Inf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HMStoSecon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kConfXm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WhereRu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Emai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Parenthesi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tionChe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Numb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onvert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Split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RUTChil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ita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Web.ListHtml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Abou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Config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DevDocu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ArrangeMethod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rvMethods_Selec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earch_Ch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Exi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howData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UpdateGrid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New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Edit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ArrangeButtonFilter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OrderType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rwData_Dbl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New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FTest.btnAddressI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Url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cmdSaveCon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tobClear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MakeConfig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WriteConfi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btnOK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Make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Print.tob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FileDeliber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ImageConver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WAV2OG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LATEX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Audi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Mix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MediaArr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TIFJPE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CopyR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Decry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NG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R90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FieldsTit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Sqli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Foreign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Chek4SQLscri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Tab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Inde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ViewFiel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Table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View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Tes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MDBtoSQ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esk.FileChoos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Mai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Initi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Termin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Resu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Distr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ArqS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MicroTyp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ComputerNa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GetSystemUs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WGrou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Vgamba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st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UUIDswa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Sta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De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irPar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Ta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RelationProj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Com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okuHtm2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ew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on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Nospac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Load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nge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ExifPag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Timestam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ouseButto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yMa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Inf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HMStoSecon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kConfXm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WhereRu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Emai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Parenthesi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tionChe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Numb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onvert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Split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RUTChil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ita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Web.ListHtml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Abou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Config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DevDocu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ArrangeMethod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rvMethods_Selec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earch_Ch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Exi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howData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UpdateGrid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New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Edit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ArrangeButtonFilter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OrderType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rwData_Dbl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New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FTest.btnAddressI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Url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cmdSaveCon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tobClear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MakeConfig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WriteConfi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btnOK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Make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Print.tob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FileDeliber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ImageConver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WAV2OG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LATEX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Audi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Mix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MediaArr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TIFJPE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CopyR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Decry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NG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R90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FieldsTit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Sqli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Foreign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Chek4SQLscri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Tab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Inde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ViewFiel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Table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View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Tes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MDBtoSQ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esk.FileChoos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Mai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Initi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Termin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Resu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Distr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ArqS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MicroTyp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ComputerNa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GetSystemUs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WGrou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Vgamba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st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UUIDswa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Sta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De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irPar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Ta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RelationProj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Com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okuHtm2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ew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on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Nospac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Load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Template</text:p>
          </table:table-cell>
          <table:table-cell/>
        </table:table-row>
        <table:table-row table:style-name="ro1">
          <table:table-cell office:value-type="string" calcext:value-type="string">
            <text:p>GEFUtility.FileInfo</text:p>
          </table:table-cell>
          <table:table-cell office:value-type="string" calcext:value-type="string">
            <text:p>GEFUtility.ArrangePath</text:p>
          </table:table-cell>
        </table:table-row>
        <table:table-row table:style-name="ro1" table:visibility="filter">
          <table:table-cell office:value-type="string" calcext:value-type="string">
            <text:p>GEFUtility.FileExifPages</text:p>
          </table:table-cell>
          <table:table-cell/>
        </table:table-row>
        <table:table-row table:style-name="ro1">
          <table:table-cell office:value-type="string" calcext:value-type="string">
            <text:p>GEFUtility.FileInfo</text:p>
          </table:table-cell>
          <table:table-cell office:value-type="string" calcext:value-type="string">
            <text:p>GEFUtility.Timestamp</text:p>
          </table:table-cell>
        </table:table-row>
        <table:table-row table:style-name="ro1" table:visibility="filter">
          <table:table-cell office:value-type="string" calcext:value-type="string">
            <text:p>GEFUtility.MouseButto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yMa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Inf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HMStoSecon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kConfXm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WhereRu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Emai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Parenthesi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tionChe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Numb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onvert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Split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RUTChil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ita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Web.ListHtml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Abou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Config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DevDocu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ArrangeMethod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rvMethods_Selec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earch_Ch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Exi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howData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UpdateGrid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New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Edit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ArrangeButtonFilter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OrderType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rwData_Dbl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New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FTest.btnAddressI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Url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cmdSaveCon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tobClear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MakeConfig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WriteConfi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btnOK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Make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Print.tob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FileDeliber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ImageConver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WAV2OG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LATEX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Audi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Mix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MediaArr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TIFJPE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CopyR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Decry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NG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R90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FieldsTit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Sqli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Foreign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Chek4SQLscri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Tab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Inde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ViewFiel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Table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View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Tes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MDBtoSQ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esk.FileChoos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Mai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Initi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Termin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Resu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Distr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ArqS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MicroTyp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ComputerNa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GetSystemUs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WGrou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Vgamba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st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UUIDswa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Sta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De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irPar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Ta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RelationProj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Com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okuHtm2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ew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on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Nospac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Load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nge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ExifPag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Timestam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ouseButto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yMa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Inf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HMStoSecon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kConfXm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WhereRu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Emai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Parenthesi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tionChe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Numb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onvert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Split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RUTChil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ita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Web.ListHtml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Abou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Config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DevDocu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ArrangeMethod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rvMethods_Selec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earch_Ch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Exi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howData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UpdateGrid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New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Edit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ArrangeButtonFilter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OrderType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rwData_Dbl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New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FTest.btnAddressI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Url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cmdSaveCon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tobClear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MakeConfig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WriteConfi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btnOK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Make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Print.tob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FileDeliber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ImageConver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WAV2OG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LATEX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Audi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Mix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MediaArr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TIFJPE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CopyR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Decry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NG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R90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FieldsTit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Sqli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Foreign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Chek4SQLscri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Tab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Inde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ViewFiel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Table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View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Tes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MDBtoSQ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esk.FileChoos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Mai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Initi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Termin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Resu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Distr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ArqS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MicroTyp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ComputerNa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GetSystemUs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WGrou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Vgamba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st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UUIDswa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Sta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De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irPar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Ta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RelationProj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Com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okuHtm2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ew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on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Nospac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Load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nge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ExifPag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Timestam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ouseButto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yMa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Inf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HMStoSecon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kConfXm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WhereRu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Emai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Parenthesi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tionChe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Numb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onvert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Split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RUTChil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ita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Web.ListHtml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Abou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Config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DevDocu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ArrangeMethod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rvMethods_Selec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earch_Ch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Exi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howData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UpdateGrid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New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Edit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ArrangeButtonFilter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OrderType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rwData_Dbl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New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FTest.btnAddressI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Url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cmdSaveCon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tobClear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MakeConfig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WriteConfi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btnOK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Make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Print.tob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FileDeliber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ImageConver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WAV2OG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LATEX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Audi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Mix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MediaArr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TIFJPE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CopyR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Decry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NG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R90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FieldsTit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Sqli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Foreign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Chek4SQLscri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Tab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Inde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ViewFiel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Table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View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Tes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MDBtoSQ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esk.FileChoos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Mai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Initi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Termin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Resu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Distr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ArqS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MicroTyp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ComputerNa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GetSystemUs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WGrou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Vgamba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st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UUIDswa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Sta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De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irPar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Ta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RelationProj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Com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okuHtm2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ew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on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Nospac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Load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nge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ExifPag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Timestam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ouseButto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yMa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Inf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HMStoSecon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kConfXm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WhereRu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Emai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Parenthesi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tionChe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Numb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onvert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Split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RUTChil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ita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Web.ListHtml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Abou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Config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DevDocu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ArrangeMethod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rvMethods_Selec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earch_Ch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Exi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howData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UpdateGrid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New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Edit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ArrangeButtonFilter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OrderType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rwData_Dbl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New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FTest.btnAddressI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Url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cmdSaveCon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tobClear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MakeConfig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WriteConfi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btnOK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Make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Print.tob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FileDeliber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ImageConver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WAV2OG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LATEX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Audi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Mix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MediaArr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TIFJPE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CopyR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Decry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NG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R90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FieldsTit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Sqli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Foreign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Chek4SQLscri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Tab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Inde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ViewFiel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Table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View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Tes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MDBtoSQ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esk.FileChoos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Mai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Initi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Termin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Resu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Distr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ArqS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MicroTyp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ComputerNa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GetSystemUs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WGrou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Vgamba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st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UUIDswa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Sta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De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irPar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Ta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RelationProj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Com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okuHtm2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ew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on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Nospac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Load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nge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ExifPag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Timestam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ouseButto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yMa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Inf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HMStoSecon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kConfXm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WhereRu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Emai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Parenthesi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tionChe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Numb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onvert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Split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RUTChil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ita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Web.ListHtml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Abou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Config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DevDocu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ArrangeMethod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rvMethods_Selec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earch_Ch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Exi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howData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UpdateGrid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New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Edit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ArrangeButtonFilter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OrderType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rwData_Dbl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New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FTest.btnAddressI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Url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cmdSaveCon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tobClear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MakeConfig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WriteConfi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btnOK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Make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Print.tob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FileDeliber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ImageConver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WAV2OG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LATEX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Audi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Mix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MediaArr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TIFJPE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CopyR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Decry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NG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R90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FieldsTit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Sqli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Foreign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Chek4SQLscri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Tab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Inde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ViewFiel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Table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View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Tes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MDBtoSQ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esk.FileChoos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Mai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Initi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Termin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Resu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Distr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ArqS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MicroTyp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ComputerNa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GetSystemUs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WGrou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Vgamba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st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UUIDswa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Sta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De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irPar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Ta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RelationProj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Com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okuHtm2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ew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on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Nospac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Load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nge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ExifPag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Timestam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ouseButto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yMa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Inf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HMStoSecon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kConfXm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WhereRu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Emai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Parenthesi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tionChe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Numb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onvert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Split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RUTChil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ita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Web.ListHtml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Abou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Config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DevDocu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ArrangeMethod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rvMethods_Selec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earch_Ch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Exi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howData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UpdateGrid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New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Edit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ArrangeButtonFilter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OrderType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rwData_Dbl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New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FTest.btnAddressI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Url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cmdSaveCon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tobClear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MakeConfig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WriteConfi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btnOK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Make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Print.tob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FileDeliber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ImageConver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WAV2OG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LATEX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Audi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Mix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MediaArr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TIFJPE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CopyR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Decry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NG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R90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FieldsTit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Sqli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Foreign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Chek4SQLscri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Tab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Inde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ViewFiel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Table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View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Tes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MDBtoSQ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esk.FileChoos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Mai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Initi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Termin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Resu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Distr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ArqS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MicroTyp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ComputerNa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GetSystemUs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WGrou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Vgamba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st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UUIDswa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Sta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De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irPar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Ta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RelationProj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Com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okuHtm2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ew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on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Nospac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Load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nge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ExifPag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Timestam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ouseButto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yMa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Inf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HMStoSecon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kConfXm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WhereRu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Emai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Parenthesi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tionChe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Numb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onvert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Split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RUTChil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ita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Web.ListHtml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Abou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Config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DevDocu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ArrangeMethod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rvMethods_Selec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earch_Ch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Exi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howData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UpdateGrid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New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Edit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ArrangeButtonFilter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OrderType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rwData_Dbl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New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FTest.btnAddressI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Url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cmdSaveCon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tobClear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MakeConfig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WriteConfi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btnOK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Make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Print.tob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FileDeliber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ImageConver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WAV2OG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LATEX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Audi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Mix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MediaArr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TIFJPE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CopyR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Decry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NG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R90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FieldsTit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Sqli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Foreign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Chek4SQLscri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Tab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Inde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ViewFiel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Table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View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Tes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MDBtoSQ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esk.FileChoos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Mai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Initi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Termin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Resu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Distr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ArqS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MicroTyp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ComputerNa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GetSystemUs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WGrou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Vgamba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st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UUIDswa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Sta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De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irPar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Ta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RelationProj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Com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okuHtm2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ew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on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Nospac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Load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nge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ExifPag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Timestam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ouseButto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yMa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Inf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HMStoSecon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kConfXm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WhereRu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Emai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Parenthesi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tionChe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Numb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onvert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Split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RUTChil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ita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Web.ListHtml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Abou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Config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DevDocu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ArrangeMethod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rvMethods_Selec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earch_Ch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Exi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howData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UpdateGrid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New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Edit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ArrangeButtonFilter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OrderType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rwData_Dbl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New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FTest.btnAddressI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Url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cmdSaveCon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tobClear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MakeConfig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WriteConfi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btnOK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Make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Print.tob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FileDeliber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ImageConver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WAV2OG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LATEX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Audi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Mix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MediaArr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TIFJPE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CopyR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Decry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NG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R90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FieldsTit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Sqli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Foreign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Chek4SQLscri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Tab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Inde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ViewFiel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Table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View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Tes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MDBtoSQ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esk.FileChoos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Mai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Initi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Termin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Resu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Distr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ArqS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MicroTyp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ComputerNa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GetSystemUs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WGrou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Vgamba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st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UUIDswa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Sta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De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irPar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Ta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RelationProj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Com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okuHtm2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ew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on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Nospac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Load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nge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ExifPag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Timestam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ouseButto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yMa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Inf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HMStoSecon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kConfXm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WhereRu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Emai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Parenthesi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tionChe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Numb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onvert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Split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RUTChil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ita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Web.ListHtml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Abou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Config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DevDocu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ArrangeMethod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rvMethods_Selec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earch_Ch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Exi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howData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UpdateGrid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New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Edit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ArrangeButtonFilter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OrderType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rwData_Dbl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New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FTest.btnAddressI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Url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cmdSaveCon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tobClear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MakeConfig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WriteConfi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btnOK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Make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Print.tob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FileDeliber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ImageConver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WAV2OG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LATEX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Audi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Mix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MediaArr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TIFJPE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CopyR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Decry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NG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R90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FieldsTit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Sqli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Foreign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Chek4SQLscri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Tab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Inde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ViewFiel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Table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View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Tes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MDBtoSQ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esk.FileChoos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Mai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Initi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Termin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Resu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Distr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ArqS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MicroTyp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ComputerNa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GetSystemUs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WGrou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Vgamba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st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UUIDswa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Sta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De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irPar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Ta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RelationProj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Com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okuHtm2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ew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on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Nospac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Load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nge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ExifPag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Timestam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ouseButto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yMa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Inf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HMStoSecon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kConfXm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WhereRu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Emai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Parenthesi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tionChe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Numb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onvert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Split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RUTChil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ita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Web.ListHtml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Abou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Config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DevDocu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ArrangeMethod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rvMethods_Selec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earch_Ch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Exi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howData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UpdateGrid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New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Edit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ArrangeButtonFilter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OrderType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rwData_Dbl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New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FTest.btnAddressI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Url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cmdSaveCon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tobClear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MakeConfig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WriteConfi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btnOK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Make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Print.tob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FileDeliber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ImageConver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WAV2OG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LATEX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Audi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Mix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MediaArr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TIFJPE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CopyR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Decry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NG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R90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FieldsTit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Sqli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Foreign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Chek4SQLscri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Tab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Inde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ViewFiel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Table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View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Tes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MDBtoSQ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esk.FileChoos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Mai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Initi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Termin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Resu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Distr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ArqS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MicroTyp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ComputerNa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GetSystemUs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WGrou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Vgamba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st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UUIDswa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Sta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De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irPar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Ta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RelationProj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Com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okuHtm2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ew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on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Nospac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Load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nge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ExifPag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Timestam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ouseButto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yMa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Inf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HMStoSecon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kConfXm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WhereRu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Emai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Parenthesi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tionChe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Numb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onvert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Split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RUTChil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ita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Web.ListHtml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Abou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Config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DevDocu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ArrangeMethod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rvMethods_Selec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earch_Ch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Exi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howData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UpdateGrid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New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Edit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ArrangeButtonFilter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OrderType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rwData_Dbl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New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FTest.btnAddressI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Url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cmdSaveCon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tobClear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MakeConfig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WriteConfi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btnOK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Make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Print.tob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FileDeliber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ImageConver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WAV2OG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LATEX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Audi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Mix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MediaArr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TIFJPE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CopyR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Decry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NG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R90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FieldsTit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Sqli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Foreign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Chek4SQLscri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Tab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Inde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ViewFiel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Table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View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Tes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MDBtoSQ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esk.FileChoos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Mai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Initi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Termin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Resu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Distr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ArqS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MicroTyp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ComputerNa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GetSystemUs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WGrou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Vgamba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st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UUIDswa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Sta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De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irPar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Ta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RelationProj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Com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okuHtm2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ew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on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Nospac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Load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nge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ExifPag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Timestam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ouseButto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yMa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Inf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HMStoSecon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kConfXm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WhereRu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Emai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Parenthesi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tionChe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Numb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onvert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Split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RUTChil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ita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Web.ListHtml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Abou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Config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DevDocu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ArrangeMethod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rvMethods_Selec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earch_Ch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Exi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howData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UpdateGrid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New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Edit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ArrangeButtonFilter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OrderType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rwData_Dbl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New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FTest.btnAddressI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Url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cmdSaveCon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tobClear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MakeConfig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WriteConfi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btnOK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Make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Print.tob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FileDeliber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ImageConver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WAV2OG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LATEX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Audi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Mix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MediaArr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TIFJPE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CopyR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Decry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NG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R90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FieldsTit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Sqli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Foreign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Chek4SQLscri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Tab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Inde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ViewFiel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Table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View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Tes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MDBtoSQ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esk.FileChoos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Mai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Initi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Termin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Resu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Distr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ArqS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MicroTyp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ComputerNa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GetSystemUs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WGrou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Vgamba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st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UUIDswa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Sta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De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irPar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Ta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RelationProj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Com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okuHtm2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ew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on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Nospac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Load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nge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ExifPag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Timestam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ouseButto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yMa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Inf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HMStoSecon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kConfXm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WhereRu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Emai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Parenthesi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tionChe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Numb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onvert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Split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RUTChil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ita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Web.ListHtml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Abou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Config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DevDocu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ArrangeMethod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rvMethods_Selec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earch_Ch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Exi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howData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UpdateGrid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New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Edit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ArrangeButtonFilter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OrderType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rwData_Dbl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New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FTest.btnAddressI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Url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cmdSaveCon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tobClear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MakeConfig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WriteConfi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btnOK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Make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Print.tob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FileDeliber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ImageConver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WAV2OG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LATEX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Audi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Mix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MediaArr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TIFJPE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CopyR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Decry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NG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R90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FieldsTit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Sqli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Foreign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Chek4SQLscri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Tab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Inde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ViewFiel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Table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View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Tes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MDBtoSQ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esk.FileChoos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Mai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Initi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Termin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Resu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Distr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ArqS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MicroTyp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ComputerNa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GetSystemUs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WGrou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Vgamba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st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UUIDswa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Sta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De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irPar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Ta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RelationProj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Com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okuHtm2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ew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on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Nospac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Load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nge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ExifPag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Timestam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ouseButto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yMa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Inf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HMStoSecon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kConfXm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WhereRu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Emai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Parenthesi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tionChe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Numb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onvert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Split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RUTChil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ita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Web.ListHtml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Abou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Config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DevDocu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ArrangeMethod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rvMethods_Selec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earch_Ch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Exi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howData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UpdateGrid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New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Edit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ArrangeButtonFilter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OrderType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rwData_Dbl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New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FTest.btnAddressI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Url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cmdSaveCon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tobClear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MakeConfig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WriteConfi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btnOK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Make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Print.tob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FileDeliber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ImageConver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WAV2OG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LATEX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Audi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Mix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MediaArr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TIFJPE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CopyR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Decry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NG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R90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FieldsTit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Sqli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Foreign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Chek4SQLscri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Tab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Inde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ViewFiel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Table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View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Tes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MDBtoSQ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esk.FileChoos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Mai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Initi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Termin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Resu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Distr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ArqS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MicroTyp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ComputerNa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GetSystemUs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WGrou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Vgamba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st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UUIDswa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Sta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De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irPar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Ta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RelationProj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Com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okuHtm2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ew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on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Nospac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Load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nge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ExifPag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Timestam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ouseButto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yMa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Inf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HMStoSecon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kConfXm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WhereRu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Emai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Parenthesi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tionChe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Numb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onvert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Split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RUTChil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ita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Web.ListHtml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Abou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Config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DevDocument</text:p>
          </table:table-cell>
          <table:table-cell/>
        </table:table-row>
        <table:table-row table:style-name="ro1">
          <table:table-cell table:style-name="ce1" office:value-type="string" calcext:value-type="string">
            <text:p>FMain.Form_Open</text:p>
          </table:table-cell>
          <table:table-cell table:style-name="ce1" office:value-type="string" calcext:value-type="string">
            <text:p>FMain.ArrangeMethods</text:p>
          </table:table-cell>
        </table:table-row>
        <table:table-row table:style-name="ro1" table:visibility="filter">
          <table:table-cell office:value-type="string" calcext:value-type="string">
            <text:p>FMain.trvMethods_Selec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earch_Ch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Exit_Click</text:p>
          </table:table-cell>
          <table:table-cell/>
        </table:table-row>
        <table:table-row table:style-name="ro1">
          <table:table-cell table:style-name="ce1" office:value-type="string" calcext:value-type="string">
            <text:p>FMain.Form_Open</text:p>
          </table:table-cell>
          <table:table-cell table:style-name="ce1" office:value-type="string" calcext:value-type="string">
            <text:p>FMain.ShowData</text:p>
          </table:table-cell>
        </table:table-row>
        <table:table-row table:style-name="ro1" table:visibility="filter">
          <table:table-cell office:value-type="string" calcext:value-type="string">
            <text:p>FMain.UpdateGrid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New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Edit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ArrangeButtonFilter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OrderType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rwData_Dbl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New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FTest.btnAddressI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Url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cmdSaveCon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tobClear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MakeConfig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WriteConfi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btnOK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Make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Print.tob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FileDeliber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ImageConver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WAV2OG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LATEX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Audi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Mix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MediaArr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TIFJPE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CopyR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Decry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NG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R90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FieldsTit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Sqli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Foreign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Chek4SQLscri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Tab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Inde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ViewFiel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Table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View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Tes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MDBtoSQ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esk.FileChoos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Mai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Initi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Termin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Resu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Distr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ArqS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MicroTyp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ComputerNa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GetSystemUs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WGrou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Vgamba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st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UUIDswa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Sta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De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irPar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Ta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RelationProj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Com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okuHtm2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ew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on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Nospac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Load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nge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ExifPag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Timestam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ouseButto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yMa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Inf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HMStoSecon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kConfXm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WhereRu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Emai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Parenthesi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tionChe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Numb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onvert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Split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RUTChil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ita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Web.ListHtml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Abou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Config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DevDocu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ArrangeMethod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rvMethods_Selec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earch_Ch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Exi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howData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UpdateGrid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New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Edit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ArrangeButtonFilter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OrderType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rwData_Dbl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New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FTest.btnAddressI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Url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cmdSaveCon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tobClear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MakeConfig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WriteConfi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btnOK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Make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Print.tob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FileDeliber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ImageConver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WAV2OG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LATEX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Audi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Mix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MediaArr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TIFJPE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CopyR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Decry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NG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R90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FieldsTit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Sqli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Foreign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Chek4SQLscri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Tab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Inde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ViewFiel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Table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View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Tes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MDBtoSQ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esk.FileChoos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Mai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Initi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Termin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Resu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Distr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ArqS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MicroTyp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ComputerNa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GetSystemUs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WGrou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Vgamba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st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UUIDswa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Sta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De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irPar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Ta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RelationProj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Com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okuHtm2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ew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on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Nospac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Load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nge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ExifPag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Timestam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ouseButto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yMa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Inf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HMStoSecon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kConfXm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WhereRu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Emai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Parenthesi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tionChe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Numb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onvert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Split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RUTChil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ita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Web.ListHtml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Abou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Config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DevDocu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ArrangeMethod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rvMethods_Selec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earch_Ch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Exi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howData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UpdateGrid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New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Edit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ArrangeButtonFilter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OrderType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rwData_Dbl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New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FTest.btnAddressI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Url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cmdSaveCon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tobClear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MakeConfig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WriteConfi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btnOK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Make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Print.tob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FileDeliber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ImageConver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WAV2OG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LATEX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Audi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Mix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MediaArr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TIFJPE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CopyR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Decry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NG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R90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FieldsTit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Sqli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Foreign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Chek4SQLscri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Tab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Inde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ViewFiel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Table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View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Tes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MDBtoSQ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esk.FileChoos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Mai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Initi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Termin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Resu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Distr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ArqS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MicroTyp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ComputerNa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GetSystemUs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WGrou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Vgamba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st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UUIDswa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Sta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De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irPar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Ta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RelationProj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Comment</text:p>
          </table:table-cell>
          <table:table-cell/>
        </table:table-row>
        <table:table-row table:style-name="ro1">
          <table:table-cell table:style-name="ce1" office:value-type="string" calcext:value-type="string">
            <text:p>FMain.tobHelp_Click</text:p>
          </table:table-cell>
          <table:table-cell table:style-name="ce1" office:value-type="string" calcext:value-type="string">
            <text:p>GEFUtility.DokuHtm2</text:p>
          </table:table-cell>
        </table:table-row>
        <table:table-row table:style-name="ro1" table:visibility="filter">
          <table:table-cell office:value-type="string" calcext:value-type="string">
            <text:p>GEFUtility.FilesNew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on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Nospac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Load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nge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ExifPag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Timestam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ouseButto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yMa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Inf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HMStoSecon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kConfXm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WhereRu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Emai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Parenthesi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tionChe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Numb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onvert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Split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RUTChil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ita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Web.ListHtml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Abou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Config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DevDocu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ArrangeMethod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rvMethods_Selec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earch_Ch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Exi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howData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UpdateGrid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New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Edit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ArrangeButtonFilter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OrderType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rwData_Dbl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New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FTest.btnAddressI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Url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cmdSaveCon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tobClear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MakeConfig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WriteConfi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btnOK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Make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Print.tob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FileDeliber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ImageConver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WAV2OG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LATEX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Audi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Mix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MediaArr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TIFJPE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CopyR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Decry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NG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R90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FieldsTit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Sqli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Foreign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Chek4SQLscri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Tab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Inde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ViewFiel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Table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View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Tes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MDBtoSQ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esk.FileChoos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Mai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Initi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Termin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Resu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Distr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ArqS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MicroTyp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ComputerNa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GetSystemUs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WGrou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Vgamba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st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UUIDswa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Sta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De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irPar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Ta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RelationProj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Com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okuHtm2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ew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on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Nospac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Load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nge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ExifPag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Timestam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ouseButto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yMa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Inf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HMStoSecon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kConfXm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WhereRu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Emai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Parenthesi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tionChe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Numb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onvert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Split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RUTChil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ita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Web.ListHtml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Abou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Config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Print_Click</text:p>
          </table:table-cell>
          <table:table-cell/>
        </table:table-row>
        <table:table-row table:style-name="ro1">
          <table:table-cell table:style-name="ce1" office:value-type="string" calcext:value-type="string">
            <text:p>FMain.mnuDevHelp_Click</text:p>
          </table:table-cell>
          <table:table-cell table:style-name="ce1" office:value-type="string" calcext:value-type="string">
            <text:p>FMain.DevDocument</text:p>
          </table:table-cell>
        </table:table-row>
        <table:table-row table:style-name="ro1" table:visibility="filter">
          <table:table-cell office:value-type="string" calcext:value-type="string">
            <text:p>FMain.ArrangeMethod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rvMethods_Selec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earch_Ch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Exi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howData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UpdateGrid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New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Edit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ArrangeButtonFilter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OrderType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rwData_Dbl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New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FTest.btnAddressI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Url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cmdSaveCon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tobClear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MakeConfig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WriteConfi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btnOK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Make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Print.tob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FileDeliber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ImageConver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WAV2OG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LATEX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Audi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Mix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MediaArr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TIFJPE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CopyR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Decry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NG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R90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FieldsTit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Sqli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Foreign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Chek4SQLscri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Tab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Inde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ViewFiel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Table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View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Tes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MDBtoSQ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esk.FileChoos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Mai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Initi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Termin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Resu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Distr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ArqS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MicroTyp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ComputerNa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GetSystemUs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WGrou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Vgamba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st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UUIDswa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Sta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De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irPar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Ta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RelationProj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Com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okuHtm2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ew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on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Nospac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Load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nge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ExifPag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Timestam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ouseButto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yMa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Inf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HMStoSecon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kConfXm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WhereRu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Emai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Parenthesi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tionChe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Numb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onvert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Split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RUTChil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ita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Web.ListHtml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Abou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Config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DevDocu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ArrangeMethod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rvMethods_Selec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earch_Ch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Exi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howData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UpdateGrid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New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Edit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ArrangeButtonFilter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OrderType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rwData_Dbl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New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FTest.btnAddressI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Url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cmdSaveCon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tobClear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MakeConfig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WriteConfi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btnOK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Make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Print.tob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FileDeliber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ImageConver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WAV2OG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LATEX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Audi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Mix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MediaArr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TIFJPE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CopyR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Decry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NG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R90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FieldsTit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Sqli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Foreign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Chek4SQLscri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Tab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Inde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ViewFiel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Table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View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Tes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MDBtoSQ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esk.FileChoos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Mai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Initi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Termin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Resu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Distr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ArqS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MicroTyp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ComputerNa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GetSystemUs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WGrou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Vgamba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st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UUIDswa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Sta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De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irPar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Ta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RelationProj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Com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okuHtm2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ew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on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Nospac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Load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nge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ExifPag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Timestam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ouseButto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yMa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Inf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HMStoSecon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kConfXm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WhereRu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Emai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Parenthesi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tionChe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Numb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onvert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Split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RUTChil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ita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Web.ListHtml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Abou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Config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DevDocu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ArrangeMethod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rvMethods_Selec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earch_Ch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Exi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howData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UpdateGrid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New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Edit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ArrangeButtonFilter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OrderType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rwData_Dbl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New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FTest.btnAddressI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Url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cmdSaveCon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tobClear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MakeConfig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WriteConfi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btnOK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Make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Print.tob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FileDeliber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ImageConver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WAV2OG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LATEX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Audi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Mix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MediaArr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TIFJPE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CopyR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Decry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NG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R90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FieldsTit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Sqli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Foreign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Chek4SQLscri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Tab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Inde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ViewFiel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Table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View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Tes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MDBtoSQ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esk.FileChoos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Mai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Initi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Termin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Resu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Distr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ArqS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MicroTyp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ComputerNa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GetSystemUs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WGrou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Vgamba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st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UUIDswa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Sta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De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irPar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Ta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RelationProj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Com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okuHtm2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ew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on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Nospac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Load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nge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ExifPag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Timestam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ouseButto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yMa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Inf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HMStoSecon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kConfXm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WhereRu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Emai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Parenthesi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tionChe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Numb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onvert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Split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RUTChil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ita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Web.ListHtml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Abou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Config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DevDocu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ArrangeMethod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rvMethods_Selec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earch_Ch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Exi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howData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UpdateGrid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New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Edit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ArrangeButtonFilter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OrderType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rwData_Dbl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New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FTest.btnAddressI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Url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cmdSaveCon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tobClear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MakeConfig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WriteConfi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btnOK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Make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Print.tob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FileDeliber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ImageConver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WAV2OG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LATEX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Audi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Mix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MediaArr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TIFJPE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CopyR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Decry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NG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R90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FieldsTit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Sqli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Foreign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Chek4SQLscri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Tab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Inde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ViewFiel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Table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View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Tes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MDBtoSQ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esk.FileChoos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Mai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Initi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Termin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Resu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Distr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ArqS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MicroTyp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ComputerNa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GetSystemUs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WGrou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Vgamba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st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UUIDswa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Sta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De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irPar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Ta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RelationProj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Com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okuHtm2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ew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on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Nospac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Load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nge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ExifPag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Timestam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ouseButto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yMa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Inf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HMStoSecon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kConfXm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WhereRu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Emai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Parenthesi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tionChe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Numb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onvert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Split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RUTChil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ita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Web.ListHtml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Abou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Config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DevDocu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ArrangeMethod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rvMethods_Selec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earch_Ch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Exi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howData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UpdateGrid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New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Edit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ArrangeButtonFilter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OrderType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rwData_Dbl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New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FTest.btnAddressI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Url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cmdSaveCon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tobClear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MakeConfig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WriteConfi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btnOK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Make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Print.tob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FileDeliber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ImageConver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WAV2OG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LATEX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Audi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Mix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MediaArr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TIFJPE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CopyR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Decry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NG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R90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FieldsTit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Sqli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Foreign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Chek4SQLscri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Tab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Inde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ViewFiel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Table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View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Tes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MDBtoSQ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esk.FileChoos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Mai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Initi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Termin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Resu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Distr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ArqS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MicroTyp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ComputerNa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GetSystemUs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WGrou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Vgamba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st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UUIDswa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Sta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De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irPar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Ta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RelationProj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Com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okuHtm2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ew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on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Nospac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Load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nge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ExifPag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Timestam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ouseButto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yMa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Inf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HMStoSecon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kConfXm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WhereRu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Emai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Parenthesi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tionChe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Numb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onvert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Split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RUTChil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ita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Web.ListHtml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Abou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Config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DevDocu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ArrangeMethod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rvMethods_Selec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earch_Ch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Exi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howData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UpdateGrid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New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Edit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ArrangeButtonFilter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OrderType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rwData_Dbl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New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FTest.btnAddressI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Url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cmdSaveCon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tobClear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MakeConfig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WriteConfi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btnOK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Make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Print.tob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FileDeliber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ImageConver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WAV2OGG</text:p>
          </table:table-cell>
          <table:table-cell/>
        </table:table-row>
        <table:table-row table:style-name="ro1">
          <table:table-cell table:style-name="ce1" office:value-type="string" calcext:value-type="string">
            <text:p>FMain.tobDevHelp_Click</text:p>
          </table:table-cell>
          <table:table-cell table:style-name="ce1" office:value-type="string" calcext:value-type="string">
            <text:p>GEFBatch.LATEXPDF</text:p>
          </table:table-cell>
        </table:table-row>
        <table:table-row table:style-name="ro1" table:visibility="filter">
          <table:table-cell office:value-type="string" calcext:value-type="string">
            <text:p>GEFBatch.Audi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Mix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MediaArr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TIFJPE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CopyR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Decry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NG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R90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FieldsTit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Sqli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Foreign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Chek4SQLscri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Tab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Inde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ViewFiel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Table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View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Tes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MDBtoSQ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esk.FileChoos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Mai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Initi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Termin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Resu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Distr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ArqS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MicroTyp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ComputerNa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GetSystemUs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WGrou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Vgamba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st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UUIDswa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Sta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De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irPar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Tag</text:p>
          </table:table-cell>
          <table:table-cell/>
        </table:table-row>
        <table:table-row table:style-name="ro1">
          <table:table-cell table:style-name="ce1" office:value-type="string" calcext:value-type="string">
            <text:p>FMain.tobDevHelp_Click</text:p>
          </table:table-cell>
          <table:table-cell table:style-name="ce1" office:value-type="string" calcext:value-type="string">
            <text:p>GEFUtility.RelationProj</text:p>
          </table:table-cell>
        </table:table-row>
        <table:table-row table:style-name="ro1" table:visibility="filter">
          <table:table-cell office:value-type="string" calcext:value-type="string">
            <text:p>GEFUtility.CodeCom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okuHtm2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ew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on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Nospac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Load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nge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ExifPag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Timestam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ouseButto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yMa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Inf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HMStoSecon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kConfXm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WhereRu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Emai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Parenthesi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tionChe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Numb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onvert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Split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RUTChil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ita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Web.ListHtml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Abou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Config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DevDocu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ArrangeMethod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rvMethods_Selec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earch_Ch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Exi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howData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UpdateGrid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New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Edit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ArrangeButtonFilter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OrderType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rwData_Dbl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New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FTest.btnAddressI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Url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cmdSaveCon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tobClear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MakeConfig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WriteConfi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btnOK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Make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Print.tob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FileDeliber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ImageConver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WAV2OG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LATEX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Audi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Mix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MediaArr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TIFJPE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CopyR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Decry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NG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R90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FieldsTit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Sqli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Foreign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Chek4SQLscri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Tab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Inde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ViewFiel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Table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View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Tes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MDBtoSQ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esk.FileChoos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Mai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Initi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Termin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Resu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Distr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ArqS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MicroTyp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ComputerNa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GetSystemUs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WGrou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Vgamba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st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UUIDswa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Sta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De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irPar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Ta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RelationProj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Com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okuHtm2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ew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on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Nospac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Load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nge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ExifPag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Timestam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ouseButto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yMa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Inf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HMStoSecon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kConfXm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WhereRu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Emai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Parenthesi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tionChe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Numb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onvert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Split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RUTChil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ita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Web.ListHtml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Abou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Config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DevDocu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ArrangeMethod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rvMethods_Selec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earch_Ch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Exi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howData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UpdateGrid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New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Edit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ArrangeButtonFilter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OrderType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rwData_Dbl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New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FTest.btnAddressI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Url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cmdSaveCon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tobClear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MakeConfig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WriteConfi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btnOK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Make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Print.tob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FileDeliber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ImageConver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WAV2OG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LATEX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Audi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Mix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MediaArr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TIFJPE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CopyR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Decry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NG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R90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FieldsTit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Sqli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Foreign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Chek4SQLscri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Tab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Inde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ViewFiel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Table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View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Tes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MDBtoSQ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esk.FileChoos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Mai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Initi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Termin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Resu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Distr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ArqS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MicroTyp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ComputerNa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GetSystemUs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WGrou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Vgamba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st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UUIDswa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Sta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De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irPar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Ta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RelationProj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Com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okuHtm2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ew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on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Nospac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Load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nge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ExifPag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Timestam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ouseButto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yMa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Inf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HMStoSecon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kConfXm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WhereRu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Emai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Parenthesi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tionChe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Numb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onvert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Split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RUTChil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ita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Web.ListHtml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Abou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Config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DevDocu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ArrangeMethod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rvMethods_Selec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earch_Ch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Exi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howData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UpdateGrid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New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Edit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ArrangeButtonFilter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OrderType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rwData_Dbl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New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FTest.btnAddressI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Url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cmdSaveCon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tobClear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MakeConfig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WriteConfi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btnOK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Make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Print.tob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FileDeliber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ImageConver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WAV2OG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LATEX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Audi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Mix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MediaArr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TIFJPE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CopyR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Decry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NG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R90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FieldsTit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Sqli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Foreign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Chek4SQLscri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Tab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Inde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ViewFiel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Table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View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Tes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MDBtoSQ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esk.FileChoos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Mai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Initi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Termin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Resu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Distr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ArqS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MicroTyp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ComputerNa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GetSystemUs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WGrou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Vgamba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st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UUIDswa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Sta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De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irPar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Ta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RelationProj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Com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okuHtm2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ew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on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Nospac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Load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nge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ExifPag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Timestam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ouseButto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yMa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Inf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HMStoSecon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kConfXm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WhereRu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Emai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Parenthesi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tionChe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Numb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onvert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Split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RUTChil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ita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Web.ListHtml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Abou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Config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DevDocu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ArrangeMethod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rvMethods_Selec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earch_Ch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Exi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howData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UpdateGrid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New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Edit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ArrangeButtonFilter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OrderType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rwData_Dbl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New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FTest.btnAddressI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Url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cmdSaveCon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tobClear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MakeConfig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WriteConfi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btnOK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Make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Print.tob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FileDeliber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ImageConver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WAV2OG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LATEX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Audi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Mix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MediaArr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TIFJPE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CopyR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Decry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NG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R90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FieldsTit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Sqli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Foreign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Chek4SQLscri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Tab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Inde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ViewFiel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Table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View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Tes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MDBtoSQ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esk.FileChoos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Mai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Initi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Termin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Resu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Distr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ArqS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MicroTyp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ComputerNa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GetSystemUs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WGrou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Vgamba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st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UUIDswa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Sta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De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irPar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Ta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RelationProj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Com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okuHtm2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ew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on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Nospac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Load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nge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ExifPag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Timestam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ouseButto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yMa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Inf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HMStoSecon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kConfXm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WhereRu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Emai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Parenthesi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tionChe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Numb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onvert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Split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RUTChil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ita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Web.ListHtml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Abou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Config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DevDocu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ArrangeMethod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rvMethods_Selec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earch_Ch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Exi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howData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UpdateGrid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New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Edit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ArrangeButtonFilter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OrderType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rwData_DblClick</text:p>
          </table:table-cell>
          <table:table-cell/>
        </table:table-row>
        <table:table-row table:style-name="ro1">
          <table:table-cell table:style-name="ce1" office:value-type="string" calcext:value-type="string">
            <text:p>FMain.tobNewRecord_Click</text:p>
          </table:table-cell>
          <table:table-cell table:style-name="ce1" office:value-type="string" calcext:value-type="string">
            <text:p>FMain.cmdRecordNew</text:p>
          </table:table-cell>
        </table:table-row>
        <table:table-row table:style-name="ro1" table:visibility="filter">
          <table:table-cell office:value-type="string" calcext:value-type="string">
            <text:p>FMain.cmd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FTest.btnAddressI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Url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cmdSaveCon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tobClear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MakeConfig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WriteConfi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btnOK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Make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Print.tob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FileDeliber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ImageConver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WAV2OG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LATEX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Audi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Mix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MediaArr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TIFJPE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CopyR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Decry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NG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R90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FieldsTit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Sqli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Foreign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Chek4SQLscri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Tab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Inde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ViewFiel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Table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View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Tes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MDBtoSQ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esk.FileChoos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Mai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Initi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Termin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Resu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Distr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ArqS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MicroTyp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ComputerNa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GetSystemUs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WGrou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Vgamba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st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UUIDswa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Sta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De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irPar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Ta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RelationProj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Com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okuHtm2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ew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on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Nospac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Load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nge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ExifPag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Timestam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ouseButto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yMa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Inf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HMStoSecon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kConfXm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WhereRu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Emai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Parenthesi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tionChe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Numb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onvert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Split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RUTChil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ita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Web.ListHtml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Abou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Config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DevDocu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ArrangeMethod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rvMethods_Selec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earch_Ch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Exi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howData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UpdateGrid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New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Edit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ArrangeButtonFilter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OrderType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rwData_Dbl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New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FTest.btnAddressI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Url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cmdSaveCon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tobClear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MakeConfig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WriteConfi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btnOK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Make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Print.tob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FileDeliber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ImageConver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WAV2OG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LATEX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Audi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Mix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MediaArr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TIFJPE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CopyR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Decry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NG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R90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FieldsTit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Sqli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Foreign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Chek4SQLscri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Tab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Inde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ViewFiel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Table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View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Tes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MDBtoSQ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esk.FileChoos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Mai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Initi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Termin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Resu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Distr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ArqS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MicroTyp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ComputerNa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GetSystemUs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WGrou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Vgamba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st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UUIDswa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Sta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De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irPar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Ta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RelationProj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Com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okuHtm2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ew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on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Nospac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Load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nge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ExifPag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Timestam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ouseButto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yMa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Inf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HMStoSecon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kConfXm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WhereRu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Emai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Parenthesi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tionChe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Numb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onvert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Split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RUTChil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ita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Web.ListHtml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Abou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Config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DevDocu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ArrangeMethod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rvMethods_Selec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earch_Ch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Exi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howData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UpdateGrid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New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Edit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ArrangeButtonFilter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OrderType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rwData_Dbl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New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FTest.btnAddressI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Url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cmdSaveCon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tobClear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MakeConfig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WriteConfi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btnOK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Make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Print.tob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FileDeliber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ImageConver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WAV2OG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LATEX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Audi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Mix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MediaArr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TIFJPE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CopyR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Decry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NG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R90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FieldsTit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Sqli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Foreign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Chek4SQLscri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Tab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Inde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ViewFiel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Table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View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Tes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MDBtoSQ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esk.FileChoos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Mai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Initi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Termin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Resu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Distr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ArqS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MicroTyp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ComputerNa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GetSystemUs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WGrou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Vgamba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st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UUIDswa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Sta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De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irPar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Ta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RelationProj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Com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okuHtm2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ew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on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Nospac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Load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nge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ExifPag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Timestam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ouseButto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yMa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Inf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HMStoSecon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kConfXm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WhereRu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Emai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Parenthesi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tionChe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Numb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onvert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Split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RUTChil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ita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Web.ListHtml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Abou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Config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DevDocu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ArrangeMethod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rvMethods_Selec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earch_Ch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Exi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howData</text:p>
          </table:table-cell>
          <table:table-cell/>
        </table:table-row>
        <table:table-row table:style-name="ro1">
          <table:table-cell table:style-name="ce1" office:value-type="string" calcext:value-type="string">
            <text:p>FMain.GOrderType_Click</text:p>
          </table:table-cell>
          <table:table-cell table:style-name="ce1" office:value-type="string" calcext:value-type="string">
            <text:p>FMain.UpdateGrid</text:p>
          </table:table-cell>
        </table:table-row>
        <table:table-row table:style-name="ro1" table:visibility="filter">
          <table:table-cell office:value-type="string" calcext:value-type="string">
            <text:p>FMain.tobNew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Edit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ArrangeButtonFilter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OrderType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rwData_Dbl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New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FTest.btnAddressI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Url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cmdSaveCon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tobClear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MakeConfig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WriteConfi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btnOK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Make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Print.tob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FileDeliber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ImageConver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WAV2OG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LATEX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Audi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Mix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MediaArr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TIFJPE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CopyR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Decry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NG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R90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FieldsTit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Sqli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Foreign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Chek4SQLscri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Tab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Inde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ViewFiel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Table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View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Tes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MDBtoSQ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esk.FileChoos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Mai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Initi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Termin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Resu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Distr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ArqS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MicroTyp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ComputerNa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GetSystemUs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WGrou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Vgamba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st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UUIDswa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Sta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De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irPar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Ta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RelationProj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Com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okuHtm2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ew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on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Nospac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Load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nge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ExifPag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Timestam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ouseButto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yMa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Inf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HMStoSecon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kConfXm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WhereRu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Emai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Parenthesi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tionChe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Numb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onvert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Split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RUTChil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ita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Web.ListHtml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Abou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Config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DevDocu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ArrangeMethod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rvMethods_Selec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earch_Ch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Exi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howData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UpdateGrid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New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Edit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ArrangeButtonFilter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OrderType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rwData_Dbl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New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FTest.btnAddressI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Url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cmdSaveCon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tobClear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MakeConfig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WriteConfi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btnOK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Make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Print.tob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FileDeliber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ImageConver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WAV2OG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LATEX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Audi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Mix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MediaArr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TIFJPE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CopyR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Decry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NG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R90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FieldsTit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Sqli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Foreign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Chek4SQLscri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Tab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Inde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ViewFiel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Table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View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Tes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MDBtoSQ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esk.FileChoos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Mai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Initi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Termin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Resu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Distr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ArqS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MicroTyp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ComputerNa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GetSystemUs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WGrou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Vgamba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st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UUIDswa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Sta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De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irPar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Ta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RelationProj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Com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okuHtm2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ew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on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Nospac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Load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nge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ExifPag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Timestam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ouseButto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yMa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Inf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HMStoSecon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kConfXm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WhereRu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Emai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Parenthesi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tionChe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Numb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onvert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Split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RUTChil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ita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Web.ListHtml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Abou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Config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DevDocu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ArrangeMethod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rvMethods_Selec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earch_Ch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Exi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howData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UpdateGrid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New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Edit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ArrangeButtonFilter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OrderType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rwData_Dbl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New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FTest.btnAddressI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Url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cmdSaveCon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tobClear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MakeConfig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WriteConfi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btnOK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Make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Print.tob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FileDeliber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ImageConver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WAV2OG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LATEX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Audi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Mix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MediaArr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TIFJPE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CopyR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Decry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NG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R90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FieldsTit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Sqli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Foreign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Chek4SQLscri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Tab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Inde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ViewFields</text:p>
          </table:table-cell>
          <table:table-cell/>
        </table:table-row>
        <table:table-row table:style-name="ro1">
          <table:table-cell table:style-name="ce1" office:value-type="string" calcext:value-type="string">
            <text:p>FMain.cmdRecordDelete</text:p>
          </table:table-cell>
          <table:table-cell table:style-name="ce1" office:value-type="string" calcext:value-type="string">
            <text:p>GEFData.RecordDelete</text:p>
          </table:table-cell>
        </table:table-row>
        <table:table-row table:style-name="ro1" table:visibility="filter">
          <table:table-cell office:value-type="string" calcext:value-type="string">
            <text:p>GEFData.Table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View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Tes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MDBtoSQ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esk.FileChoos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Mai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Initi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Termin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Resu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Distr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ArqS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MicroTyp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ComputerNa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GetSystemUs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WGrou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Vgamba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st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UUIDswa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Sta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De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irPar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Ta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RelationProj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Com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okuHtm2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ew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on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Nospac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Load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nge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ExifPag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Timestam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ouseButto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yMa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Inf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HMStoSecon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kConfXm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WhereRu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Emai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Parenthesi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tionChe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Numb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onvert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Split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RUTChil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ita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Web.ListHtml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Abou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Config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DevDocu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ArrangeMethod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rvMethods_Selec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earch_Ch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Exi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howData</text:p>
          </table:table-cell>
          <table:table-cell/>
        </table:table-row>
        <table:table-row table:style-name="ro1">
          <table:table-cell table:style-name="ce1" office:value-type="string" calcext:value-type="string">
            <text:p>FMain.cmdRecordDelete</text:p>
          </table:table-cell>
          <table:table-cell table:style-name="ce1" office:value-type="string" calcext:value-type="string">
            <text:p>FMain.UpdateGrid</text:p>
          </table:table-cell>
        </table:table-row>
        <table:table-row table:style-name="ro1" table:visibility="filter">
          <table:table-cell office:value-type="string" calcext:value-type="string">
            <text:p>FMain.tobNew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Edit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ArrangeButtonFilter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OrderType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rwData_Dbl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New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FTest.btnAddressI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About.Url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cmdSaveCon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tobClear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MakeConfig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Config.WriteConfi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btnOK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Edit.MakeContro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Print.tob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FileDeliber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ImageConver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WAV2OG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LATEX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Audi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Extrac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VideoMix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MediaArr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TIFJPE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PD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JPEGCopyR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Decry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NG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OCR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Batch.PDFR90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FieldsTit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DBSqli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Foreign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Chek4SQLscrip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Tabl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Inde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getViewFiel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Table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ViewMake1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RecordNewRefTes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ata.MDBtoSQ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Desk.FileChoose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Mai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Initi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tarter.Termin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Resu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Distr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ArqS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MicroTyp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ComputerNam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GetSystemUs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WGrou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Vgamba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LastNI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UUIDswa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Sta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Sys.PkgDe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irPar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Tag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RelationProj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CodeCom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DokuHtm2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ew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sNon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Nospac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Load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Templat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nge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ExifPage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Timestamp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ouseButto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ArrayMax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FileInfo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HMStoSecond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MkConfXm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Utility.WhereRun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Emai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Parenthesi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tionChe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Numbers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Only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onvertPath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Split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VRUTChile</text:p>
          </table:table-cell>
          <table:table-cell/>
        </table:table-row>
        <table:table-row table:style-name="ro1" table:visibility="filter">
          <table:table-cell office:value-type="string" calcext:value-type="string">
            <text:p>GEFValidator.Capital</text:p>
          </table:table-cell>
          <table:table-cell/>
        </table:table-row>
        <table:table-row table:style-name="ro1" table:visibility="filter">
          <table:table-cell office:value-type="string" calcext:value-type="string">
            <text:p>GEFWeb.ListHtml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Form_Open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Abou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Config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Prin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DevDocu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ArrangeMethod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rvMethods_Select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earch_Change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DevHelp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mnuExit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ShowData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UpdateGrid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New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tobEditRecord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ArrangeButtonFilters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OrderType_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grwData_DblClick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New</text:p>
          </table:table-cell>
          <table:table-cell/>
        </table:table-row>
        <table:table-row table:style-name="ro1" table:visibility="filter">
          <table:table-cell office:value-type="string" calcext:value-type="string">
            <text:p>FMain.cmdRecordDelete</text:p>
          </table:table-cell>
          <table:table-cell/>
        </table:table-row>
        <table:table-row table:style-name="ro1" table:visibility="filter">
          <table:table-cell office:value-type="string" calcext:value-type="string">
            <text:p>FTest.btnAddressIP_Click</text:p>
          </table:table-cell>
          <table:table-cell/>
        </table:table-row>
      </table:table>
      <table:table table:name="Hoja2" table:style-name="ta1"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FMain</text:p>
          </table:table-cell>
          <table:table-cell office:value-type="string" calcext:value-type="string">
            <text:p>ArrangeMethods</text:p>
          </table:table-cell>
        </table:table-row>
        <table:table-row table:style-name="ro1">
          <table:table-cell office:value-type="string" calcext:value-type="string">
            <text:p>FMain</text:p>
          </table:table-cell>
          <table:table-cell office:value-type="string" calcext:value-type="string">
            <text:p>cmdRecordDelete</text:p>
          </table:table-cell>
        </table:table-row>
        <table:table-row table:style-name="ro1">
          <table:table-cell office:value-type="string" calcext:value-type="string">
            <text:p>FMain</text:p>
          </table:table-cell>
          <table:table-cell office:value-type="string" calcext:value-type="string">
            <text:p>cmdRecordNew</text:p>
          </table:table-cell>
        </table:table-row>
        <table:table-row table:style-name="ro1">
          <table:table-cell office:value-type="string" calcext:value-type="string">
            <text:p>FMain</text:p>
          </table:table-cell>
          <table:table-cell office:value-type="string" calcext:value-type="string">
            <text:p>DevDocument</text:p>
          </table:table-cell>
        </table:table-row>
        <table:table-row table:style-name="ro1">
          <table:table-cell office:value-type="string" calcext:value-type="string">
            <text:p>FMain</text:p>
          </table:table-cell>
          <table:table-cell office:value-type="string" calcext:value-type="string">
            <text:p>Form_Open</text:p>
          </table:table-cell>
        </table:table-row>
        <table:table-row table:style-name="ro1">
          <table:table-cell office:value-type="string" calcext:value-type="string">
            <text:p>FMain</text:p>
          </table:table-cell>
          <table:table-cell office:value-type="string" calcext:value-type="string">
            <text:p>GOrderType_Click</text:p>
          </table:table-cell>
        </table:table-row>
        <table:table-row table:style-name="ro1">
          <table:table-cell office:value-type="string" calcext:value-type="string">
            <text:p>FMain</text:p>
          </table:table-cell>
          <table:table-cell office:value-type="string" calcext:value-type="string">
            <text:p>mnuDevHelp_Click</text:p>
          </table:table-cell>
        </table:table-row>
        <table:table-row table:style-name="ro1">
          <table:table-cell office:value-type="string" calcext:value-type="string">
            <text:p>FMain</text:p>
          </table:table-cell>
          <table:table-cell office:value-type="string" calcext:value-type="string">
            <text:p>ShowData</text:p>
          </table:table-cell>
        </table:table-row>
        <table:table-row table:style-name="ro1">
          <table:table-cell office:value-type="string" calcext:value-type="string">
            <text:p>FMain</text:p>
          </table:table-cell>
          <table:table-cell office:value-type="string" calcext:value-type="string">
            <text:p>tobDevHelp_Click</text:p>
          </table:table-cell>
        </table:table-row>
        <table:table-row table:style-name="ro1">
          <table:table-cell office:value-type="string" calcext:value-type="string">
            <text:p>FMain</text:p>
          </table:table-cell>
          <table:table-cell office:value-type="string" calcext:value-type="string">
            <text:p>tobHelp_Click</text:p>
          </table:table-cell>
        </table:table-row>
        <table:table-row table:style-name="ro1">
          <table:table-cell office:value-type="string" calcext:value-type="string">
            <text:p>FMain</text:p>
          </table:table-cell>
          <table:table-cell office:value-type="string" calcext:value-type="string">
            <text:p>tobNewRecord_Click</text:p>
          </table:table-cell>
        </table:table-row>
        <table:table-row table:style-name="ro1">
          <table:table-cell office:value-type="string" calcext:value-type="string">
            <text:p>FMain</text:p>
          </table:table-cell>
          <table:table-cell office:value-type="string" calcext:value-type="string">
            <text:p>UpdateGrid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office:value-type="string" calcext:value-type="string">
            <text:p>GEFAbout</text:p>
          </table:table-cell>
          <table:table-cell office:value-type="string" calcext:value-type="string">
            <text:p>Form_Open</text:p>
          </table:table-cell>
        </table:table-row>
        <table:table-row table:style-name="ro1">
          <table:table-cell office:value-type="string" calcext:value-type="string">
            <text:p>GEFAbout</text:p>
          </table:table-cell>
          <table:table-cell office:value-type="string" calcext:value-type="string">
            <text:p>Url_Click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office:value-type="string" calcext:value-type="string">
            <text:p>GEFBatch</text:p>
          </table:table-cell>
          <table:table-cell office:value-type="string" calcext:value-type="string">
            <text:p>AudioExtractor</text:p>
          </table:table-cell>
        </table:table-row>
        <table:table-row table:style-name="ro1">
          <table:table-cell office:value-type="string" calcext:value-type="string">
            <text:p>GEFBatch</text:p>
          </table:table-cell>
          <table:table-cell office:value-type="string" calcext:value-type="string">
            <text:p>FileDelibery</text:p>
          </table:table-cell>
        </table:table-row>
        <table:table-row table:style-name="ro1">
          <table:table-cell office:value-type="string" calcext:value-type="string">
            <text:p>GEFBatch</text:p>
          </table:table-cell>
          <table:table-cell office:value-type="string" calcext:value-type="string">
            <text:p>ImageConvert</text:p>
          </table:table-cell>
        </table:table-row>
        <table:table-row table:style-name="ro1">
          <table:table-cell office:value-type="string" calcext:value-type="string">
            <text:p>GEFBatch</text:p>
          </table:table-cell>
          <table:table-cell office:value-type="string" calcext:value-type="string">
            <text:p>JPEGCopyRG</text:p>
          </table:table-cell>
        </table:table-row>
        <table:table-row table:style-name="ro1">
          <table:table-cell office:value-type="string" calcext:value-type="string">
            <text:p>GEFBatch</text:p>
          </table:table-cell>
          <table:table-cell office:value-type="string" calcext:value-type="string">
            <text:p>JPEGPDF</text:p>
          </table:table-cell>
        </table:table-row>
        <table:table-row table:style-name="ro1">
          <table:table-cell office:value-type="string" calcext:value-type="string">
            <text:p>GEFBatch</text:p>
          </table:table-cell>
          <table:table-cell office:value-type="string" calcext:value-type="string">
            <text:p>LATEXPDF</text:p>
          </table:table-cell>
        </table:table-row>
        <table:table-row table:style-name="ro1">
          <table:table-cell office:value-type="string" calcext:value-type="string">
            <text:p>GEFBatch</text:p>
          </table:table-cell>
          <table:table-cell office:value-type="string" calcext:value-type="string">
            <text:p>MediaArrange</text:p>
          </table:table-cell>
        </table:table-row>
        <table:table-row table:style-name="ro1">
          <table:table-cell office:value-type="string" calcext:value-type="string">
            <text:p>GEFBatch</text:p>
          </table:table-cell>
          <table:table-cell office:value-type="string" calcext:value-type="string">
            <text:p>PDFDecrypt</text:p>
          </table:table-cell>
        </table:table-row>
        <table:table-row table:style-name="ro1">
          <table:table-cell office:value-type="string" calcext:value-type="string">
            <text:p>GEFBatch</text:p>
          </table:table-cell>
          <table:table-cell office:value-type="string" calcext:value-type="string">
            <text:p>PDFOCRText</text:p>
          </table:table-cell>
        </table:table-row>
        <table:table-row table:style-name="ro1">
          <table:table-cell office:value-type="string" calcext:value-type="string">
            <text:p>GEFBatch</text:p>
          </table:table-cell>
          <table:table-cell office:value-type="string" calcext:value-type="string">
            <text:p>PDFR90</text:p>
          </table:table-cell>
        </table:table-row>
        <table:table-row table:style-name="ro1">
          <table:table-cell office:value-type="string" calcext:value-type="string">
            <text:p>GEFBatch</text:p>
          </table:table-cell>
          <table:table-cell office:value-type="string" calcext:value-type="string">
            <text:p>PNGOCRText</text:p>
          </table:table-cell>
        </table:table-row>
        <table:table-row table:style-name="ro1">
          <table:table-cell office:value-type="string" calcext:value-type="string">
            <text:p>GEFBatch</text:p>
          </table:table-cell>
          <table:table-cell office:value-type="string" calcext:value-type="string">
            <text:p>TIFJPEG</text:p>
          </table:table-cell>
        </table:table-row>
        <table:table-row table:style-name="ro1">
          <table:table-cell office:value-type="string" calcext:value-type="string">
            <text:p>GEFBatch</text:p>
          </table:table-cell>
          <table:table-cell office:value-type="string" calcext:value-type="string">
            <text:p>VideoExtractor</text:p>
          </table:table-cell>
        </table:table-row>
        <table:table-row table:style-name="ro1">
          <table:table-cell office:value-type="string" calcext:value-type="string">
            <text:p>GEFBatch</text:p>
          </table:table-cell>
          <table:table-cell office:value-type="string" calcext:value-type="string">
            <text:p>VideoMixer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office:value-type="string" calcext:value-type="string">
            <text:p>GEFConfig</text:p>
          </table:table-cell>
          <table:table-cell office:value-type="string" calcext:value-type="string">
            <text:p>cmdSaveConf</text:p>
          </table:table-cell>
        </table:table-row>
        <table:table-row table:style-name="ro1">
          <table:table-cell office:value-type="string" calcext:value-type="string">
            <text:p>GEFConfig</text:p>
          </table:table-cell>
          <table:table-cell office:value-type="string" calcext:value-type="string">
            <text:p>Form_Open</text:p>
          </table:table-cell>
        </table:table-row>
        <table:table-row table:style-name="ro1">
          <table:table-cell office:value-type="string" calcext:value-type="string">
            <text:p>GEFConfig</text:p>
          </table:table-cell>
          <table:table-cell office:value-type="string" calcext:value-type="string">
            <text:p>MakeConfigControls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office:value-type="string" calcext:value-type="string">
            <text:p>GEFData</text:p>
          </table:table-cell>
          <table:table-cell office:value-type="string" calcext:value-type="string">
            <text:p>DBFieldsTitles</text:p>
          </table:table-cell>
        </table:table-row>
        <table:table-row table:style-name="ro1">
          <table:table-cell office:value-type="string" calcext:value-type="string">
            <text:p>GEFData</text:p>
          </table:table-cell>
          <table:table-cell office:value-type="string" calcext:value-type="string">
            <text:p>DBSqlite</text:p>
          </table:table-cell>
        </table:table-row>
        <table:table-row table:style-name="ro1">
          <table:table-cell office:value-type="string" calcext:value-type="string">
            <text:p>GEFDataEdit</text:p>
          </table:table-cell>
          <table:table-cell office:value-type="string" calcext:value-type="string">
            <text:p>btnOK_Click</text:p>
          </table:table-cell>
        </table:table-row>
        <table:table-row table:style-name="ro1">
          <table:table-cell office:value-type="string" calcext:value-type="string">
            <text:p>GEFData</text:p>
          </table:table-cell>
          <table:table-cell office:value-type="string" calcext:value-type="string">
            <text:p>getTables</text:p>
          </table:table-cell>
        </table:table-row>
        <table:table-row table:style-name="ro1">
          <table:table-cell office:value-type="string" calcext:value-type="string">
            <text:p>GEFData</text:p>
          </table:table-cell>
          <table:table-cell office:value-type="string" calcext:value-type="string">
            <text:p>MDBtoSQL</text:p>
          </table:table-cell>
        </table:table-row>
        <table:table-row table:style-name="ro1">
          <table:table-cell office:value-type="string" calcext:value-type="string">
            <text:p>GEFData</text:p>
          </table:table-cell>
          <table:table-cell office:value-type="string" calcext:value-type="string">
            <text:p>RecordDelete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office:value-type="string" calcext:value-type="string">
            <text:p>GEFStarter</text:p>
          </table:table-cell>
          <table:table-cell office:value-type="string" calcext:value-type="string">
            <text:p>Initiator</text:p>
          </table:table-cell>
        </table:table-row>
        <table:table-row table:style-name="ro1">
          <table:table-cell office:value-type="string" calcext:value-type="string">
            <text:p>GEFStarter</text:p>
          </table:table-cell>
          <table:table-cell office:value-type="string" calcext:value-type="string">
            <text:p>Main</text:p>
          </table:table-cell>
        </table:table-row>
        <table:table-row table:style-name="ro1">
          <table:table-cell office:value-type="string" calcext:value-type="string">
            <text:p>GEFStarter</text:p>
          </table:table-cell>
          <table:table-cell office:value-type="string" calcext:value-type="string">
            <text:p>Terminator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office:value-type="string" calcext:value-type="string">
            <text:p>GEFSys</text:p>
          </table:table-cell>
          <table:table-cell office:value-type="string" calcext:value-type="string">
            <text:p>ArqSO</text:p>
          </table:table-cell>
        </table:table-row>
        <table:table-row table:style-name="ro1">
          <table:table-cell office:value-type="string" calcext:value-type="string">
            <text:p>GEFSys</text:p>
          </table:table-cell>
          <table:table-cell office:value-type="string" calcext:value-type="string">
            <text:p>ComputerName</text:p>
          </table:table-cell>
        </table:table-row>
        <table:table-row table:style-name="ro1">
          <table:table-cell office:value-type="string" calcext:value-type="string">
            <text:p>GEFSys</text:p>
          </table:table-cell>
          <table:table-cell office:value-type="string" calcext:value-type="string">
            <text:p>Distro</text:p>
          </table:table-cell>
        </table:table-row>
        <table:table-row table:style-name="ro1">
          <table:table-cell office:value-type="string" calcext:value-type="string">
            <text:p>GEFSys</text:p>
          </table:table-cell>
          <table:table-cell office:value-type="string" calcext:value-type="string">
            <text:p>GetSystemUsers</text:p>
          </table:table-cell>
        </table:table-row>
        <table:table-row table:style-name="ro1">
          <table:table-cell office:value-type="string" calcext:value-type="string">
            <text:p>GEFSys</text:p>
          </table:table-cell>
          <table:table-cell office:value-type="string" calcext:value-type="string">
            <text:p>MicroType</text:p>
          </table:table-cell>
        </table:table-row>
        <table:table-row table:style-name="ro1">
          <table:table-cell office:value-type="string" calcext:value-type="string">
            <text:p>GEFSys</text:p>
          </table:table-cell>
          <table:table-cell office:value-type="string" calcext:value-type="string">
            <text:p>PkgDep</text:p>
          </table:table-cell>
        </table:table-row>
        <table:table-row table:style-name="ro1">
          <table:table-cell office:value-type="string" calcext:value-type="string">
            <text:p>GEFSys</text:p>
          </table:table-cell>
          <table:table-cell office:value-type="string" calcext:value-type="string">
            <text:p>PkgStat</text:p>
          </table:table-cell>
        </table:table-row>
        <table:table-row table:style-name="ro1">
          <table:table-cell office:value-type="string" calcext:value-type="string">
            <text:p>GEFSys</text:p>
          </table:table-cell>
          <table:table-cell office:value-type="string" calcext:value-type="string">
            <text:p>Resume</text:p>
          </table:table-cell>
        </table:table-row>
        <table:table-row table:style-name="ro1">
          <table:table-cell office:value-type="string" calcext:value-type="string">
            <text:p>GEFSys</text:p>
          </table:table-cell>
          <table:table-cell office:value-type="string" calcext:value-type="string">
            <text:p>Vgambas</text:p>
          </table:table-cell>
        </table:table-row>
        <table:table-row table:style-name="ro1">
          <table:table-cell office:value-type="string" calcext:value-type="string">
            <text:p>GEFSys</text:p>
          </table:table-cell>
          <table:table-cell office:value-type="string" calcext:value-type="string">
            <text:p>WGroup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office:value-type="string" calcext:value-type="string">
            <text:p>GEFUtility</text:p>
          </table:table-cell>
          <table:table-cell office:value-type="string" calcext:value-type="string">
            <text:p>ArrangePath</text:p>
          </table:table-cell>
        </table:table-row>
        <table:table-row table:style-name="ro1">
          <table:table-cell office:value-type="string" calcext:value-type="string">
            <text:p>GEFUtility</text:p>
          </table:table-cell>
          <table:table-cell office:value-type="string" calcext:value-type="string">
            <text:p>ArrayMax</text:p>
          </table:table-cell>
        </table:table-row>
        <table:table-row table:style-name="ro1">
          <table:table-cell office:value-type="string" calcext:value-type="string">
            <text:p>GEFUtility</text:p>
          </table:table-cell>
          <table:table-cell office:value-type="string" calcext:value-type="string">
            <text:p>CodeTag</text:p>
          </table:table-cell>
        </table:table-row>
        <table:table-row table:style-name="ro1">
          <table:table-cell office:value-type="string" calcext:value-type="string">
            <text:p>GEFUtility</text:p>
          </table:table-cell>
          <table:table-cell office:value-type="string" calcext:value-type="string">
            <text:p>DokuHtm2</text:p>
          </table:table-cell>
        </table:table-row>
        <table:table-row table:style-name="ro1">
          <table:table-cell office:value-type="string" calcext:value-type="string">
            <text:p>GEFUtility</text:p>
          </table:table-cell>
          <table:table-cell office:value-type="string" calcext:value-type="string">
            <text:p>FileExifPages</text:p>
          </table:table-cell>
        </table:table-row>
        <table:table-row table:style-name="ro1">
          <table:table-cell office:value-type="string" calcext:value-type="string">
            <text:p>GEFUtility</text:p>
          </table:table-cell>
          <table:table-cell office:value-type="string" calcext:value-type="string">
            <text:p>FileInfo</text:p>
          </table:table-cell>
        </table:table-row>
        <table:table-row table:style-name="ro1">
          <table:table-cell office:value-type="string" calcext:value-type="string">
            <text:p>GEFUtility</text:p>
          </table:table-cell>
          <table:table-cell office:value-type="string" calcext:value-type="string">
            <text:p>FileLoad</text:p>
          </table:table-cell>
        </table:table-row>
        <table:table-row table:style-name="ro1">
          <table:table-cell office:value-type="string" calcext:value-type="string">
            <text:p>GEFUtility</text:p>
          </table:table-cell>
          <table:table-cell office:value-type="string" calcext:value-type="string">
            <text:p>RelationProj</text:p>
          </table:table-cell>
        </table:table-row>
        <table:table-row table:style-name="ro1">
          <table:table-cell office:value-type="string" calcext:value-type="string">
            <text:p>GEFUtility</text:p>
          </table:table-cell>
          <table:table-cell office:value-type="string" calcext:value-type="string">
            <text:p>Timestamp</text:p>
          </table:table-cell>
        </table:table-row>
        <table:table-row table:style-name="ro1">
          <table:table-cell office:value-type="string" calcext:value-type="string">
            <text:p>GEFUtility</text:p>
          </table:table-cell>
          <table:table-cell office:value-type="string" calcext:value-type="string">
            <text:p>WhereRun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office:value-type="string" calcext:value-type="string">
            <text:p>GEFValidator</text:p>
          </table:table-cell>
          <table:table-cell office:value-type="string" calcext:value-type="string">
            <text:p>Capital</text:p>
          </table:table-cell>
        </table:table-row>
        <table:table-row table:style-name="ro1">
          <table:table-cell office:value-type="string" calcext:value-type="string">
            <text:p>GEFValidator</text:p>
          </table:table-cell>
          <table:table-cell office:value-type="string" calcext:value-type="string">
            <text:p>OnlyNumbers</text:p>
          </table:table-cell>
        </table:table-row>
        <table:table-row table:style-name="ro1">
          <table:table-cell office:value-type="string" calcext:value-type="string">
            <text:p>GEFValidator</text:p>
          </table:table-cell>
          <table:table-cell office:value-type="string" calcext:value-type="string">
            <text:p>SplitText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office:value-type="string" calcext:value-type="string">
            <text:p>GEFWeb</text:p>
          </table:table-cell>
          <table:table-cell office:value-type="string" calcext:value-type="string">
            <text:p>ListHtml</text:p>
          </table:table-cell>
        </table:table-row>
      </table:table>
      <table:named-expressions/>
      <table:database-ranges>
        <table:database-range table:name="__Anonymous_Sheet_DB__0" table:target-range-address="Hoja1.A1:Hoja1.B11882" table:display-filter-buttons="true">
          <table:filter>
            <table:filter-and>
              <table:filter-condition table:field-number="1" table:value="FMain.ArrangeMethods" table:operator="=">
                <table:filter-set-item table:value="FMain.ArrangeMethods"/>
                <table:filter-set-item table:value="FMain.DevDocument"/>
                <table:filter-set-item table:value="FMain.ShowData"/>
                <table:filter-set-item table:value="FMain.UpdateGrid"/>
                <table:filter-set-item table:value="FMain.cmdRecordNew"/>
                <table:filter-set-item table:value="GEFBatch.AudioExtractor"/>
                <table:filter-set-item table:value="GEFBatch.ImageConvert"/>
                <table:filter-set-item table:value="GEFBatch.JPEGCopyRG"/>
                <table:filter-set-item table:value="GEFBatch.JPEGPDF"/>
                <table:filter-set-item table:value="GEFBatch.LATEXPDF"/>
                <table:filter-set-item table:value="GEFBatch.MediaArrange"/>
                <table:filter-set-item table:value="GEFBatch.PDFDecrypt"/>
                <table:filter-set-item table:value="GEFBatch.PDFOCRText"/>
                <table:filter-set-item table:value="GEFBatch.PDFR90"/>
                <table:filter-set-item table:value="GEFBatch.PNGOCRText"/>
                <table:filter-set-item table:value="GEFBatch.TIFJPEG"/>
                <table:filter-set-item table:value="GEFBatch.VideoExtractor"/>
                <table:filter-set-item table:value="GEFBatch.VideoMixer"/>
                <table:filter-set-item table:value="GEFConfig.MakeConfigControls"/>
                <table:filter-set-item table:value="GEFData.DBFieldsTitles"/>
                <table:filter-set-item table:value="GEFData.RecordDelete"/>
                <table:filter-set-item table:value="GEFData.getTables"/>
                <table:filter-set-item table:value="GEFStarter.Initiator"/>
                <table:filter-set-item table:value="GEFStarter.Terminator"/>
                <table:filter-set-item table:value="GEFSys.ArqSO"/>
                <table:filter-set-item table:value="GEFSys.ComputerName"/>
                <table:filter-set-item table:value="GEFSys.Distro"/>
                <table:filter-set-item table:value="GEFSys.MicroType"/>
                <table:filter-set-item table:value="GEFSys.PkgStat"/>
                <table:filter-set-item table:value="GEFSys.Vgambas"/>
                <table:filter-set-item table:value="GEFSys.WGroup"/>
                <table:filter-set-item table:value="GEFUtility.ArrangePath"/>
                <table:filter-set-item table:value="GEFUtility.ArrayMax"/>
                <table:filter-set-item table:value="GEFUtility.DokuHtm2"/>
                <table:filter-set-item table:value="GEFUtility.FileLoad"/>
                <table:filter-set-item table:value="GEFUtility.RelationProj"/>
                <table:filter-set-item table:value="GEFUtility.Timestamp"/>
                <table:filter-set-item table:value="GEFUtility.WhereRun"/>
                <table:filter-set-item table:value="GEFValidator.Capital"/>
                <table:filter-set-item table:value="GEFValidator.OnlyNumbers"/>
                <table:filter-set-item table:value="GEFValidator.SplitText"/>
                <table:filter-set-item table:value="GEFWeb.ListHtml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6T01:31:16.673190967</meta:creation-date>
    <dc:date>2017-07-26T03:12:41.844135124</dc:date>
    <meta:editing-duration>PT37M54S</meta:editing-duration>
    <meta:editing-cycles>7</meta:editing-cycles>
    <meta:generator>LibreOffice/5.3.4.2$Linux_X86_64 LibreOffice_project/30m0$Build-2</meta:generator>
    <meta:document-statistic meta:table-count="2" meta:cell-count="12060" meta:object-count="0"/>
  </office:meta>
</office:document-meta>
</file>